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cm" draw:shadow="hidden"/>
    </style:style>
    <style:style style:name="gr3" style:family="graphic" style:parent-style-name="objectwithoutfill">
      <style:graphic-properties svg:stroke-width="0.028cm" draw:marker-start="Dimension_20_Lines" draw:marker-start-width="0.127cm" draw:marker-end="Dimension_20_Lines" draw:marker-end-width="0.127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ffffff" draw:fill="gradient" draw:fill-gradient-name="Gradient_20_9" draw:textarea-horizontal-align="justify" draw:textarea-vertical-align="middle" draw:auto-grow-height="false" fo:min-height="1.782cm" fo:min-width="0cm"/>
    </style:style>
    <style:style style:name="gr5" style:family="graphic" style:parent-style-name="text">
      <style:graphic-properties fo:min-height="0.412cm"/>
    </style:style>
    <style:style style:name="gr6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7" style:family="graphic" style:parent-style-name="text">
      <style:graphic-properties fo:min-height="0.395cm"/>
    </style:style>
    <style:style style:name="gr8" style:family="graphic" style:parent-style-name="text">
      <style:graphic-properties fo:min-height="0.497cm"/>
    </style:style>
    <style:style style:name="gr9" style:family="graphic" style:parent-style-name="objectwithoutfill">
      <style:graphic-properties draw:fill="none" draw:opacity="70%" draw:textarea-vertical-align="middle" draw:shadow-opacity="70%"/>
    </style:style>
    <style:style style:name="gr10" style:family="graphic" style:parent-style-name="standard">
      <style:graphic-properties svg:stroke-color="#808080" draw:fill-color="#808080" draw:opacity="70%" draw:textarea-horizontal-align="justify" draw:textarea-vertical-align="middle" draw:auto-grow-height="false" fo:min-height="0cm" fo:min-width="0cm" draw:shadow="hidden" draw:shadow-opacity="70%"/>
    </style:style>
    <style:style style:name="gr11" style:family="graphic" style:parent-style-name="objectwithoutfill">
      <style:graphic-properties draw:fill="none" draw:opacity="50%" draw:textarea-vertical-align="middle" draw:shadow-opacity="50%"/>
    </style:style>
    <style:style style:name="gr12" style:family="graphic" style:parent-style-name="standard">
      <style:graphic-properties svg:stroke-color="#808080" draw:fill-color="#808080" draw:opacity="50%" draw:textarea-horizontal-align="justify" draw:textarea-vertical-align="middle" draw:auto-grow-height="false" fo:min-height="0cm" fo:min-width="0cm" draw:shadow="hidden" draw:shadow-opacity="50%"/>
    </style:style>
    <style:style style:name="gr13" style:family="graphic" style:parent-style-name="objectwithoutfill">
      <style:graphic-properties draw:fill="none" draw:opacity="20%" draw:textarea-vertical-align="middle" draw:shadow-opacity="20%"/>
    </style:style>
    <style:style style:name="gr14" style:family="graphic" style:parent-style-name="standard">
      <style:graphic-properties svg:stroke-color="#808080" draw:fill-color="#808080" draw:opacity="20%" draw:textarea-horizontal-align="justify" draw:textarea-vertical-align="middle" draw:auto-grow-height="false" fo:min-height="0cm" fo:min-width="0cm" draw:shadow="hidden" draw:shadow-opacity="20%"/>
    </style:style>
    <style:style style:name="gr15" style:family="graphic" style:parent-style-name="standard">
      <style:graphic-properties draw:stroke="solid" svg:stroke-color="#1c1c1c" draw:fill="gradient" draw:fill-gradient-name="Gradient_20_11" draw:textarea-horizontal-align="justify" draw:textarea-vertical-align="middle" draw:auto-grow-height="false" fo:min-height="0.777cm" fo:min-width="0.924cm"/>
    </style:style>
    <style:style style:name="gr16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04e4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7" style:family="graphic" style:parent-style-name="standard">
      <style:graphic-properties draw:stroke="none" svg:stroke-color="#808080" draw:fill="solid" draw:fill-color="#f04e4d" draw:opacity="100%"/>
    </style:style>
    <style:style style:name="gr18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1.22cm" fo:min-width="0cm"/>
    </style:style>
    <style:style style:name="gr19" style:family="graphic" style:parent-style-name="standard">
      <style:graphic-properties svg:stroke-color="#808080" draw:fill-color="#cccccc" draw:textarea-horizontal-align="justify" draw:textarea-vertical-align="middle" draw:auto-grow-height="false" fo:min-height="0.405cm" fo:min-width="0cm"/>
    </style:style>
    <style:style style:name="gr20" style:family="graphic" style:parent-style-name="standard">
      <style:graphic-properties svg:stroke-color="#808080" draw:fill-color="#cccccc" draw:textarea-horizontal-align="justify" draw:textarea-vertical-align="middle" draw:auto-grow-height="false" fo:min-height="0.404cm" fo:min-width="0cm"/>
    </style:style>
    <style:style style:name="gr21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color="#808080" draw:fill-color="#cccccc" draw:textarea-horizontal-align="justify" draw:textarea-vertical-align="middle" draw:auto-grow-height="false" fo:min-height="0cm" fo:min-width="1.297cm"/>
    </style:style>
    <style:style style:name="gr23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4" style:family="graphic" style:parent-style-name="standard">
      <style:graphic-properties draw:stroke="none" svg:stroke-color="#808080" draw:fill-color="#cccccc" dr3d:vertical-segments="16" dr3d:close-front="true" dr3d:close-back="true"/>
    </style:style>
    <style:style style:name="gr25" style:family="graphic" style:parent-style-name="standard">
      <style:graphic-properties svg:stroke-color="#808080" draw:fill-color="#cccccc" draw:textarea-horizontal-align="justify" draw:textarea-vertical-align="middle" draw:auto-grow-height="false" fo:min-height="0.403cm" fo:min-width="0cm"/>
    </style:style>
    <style:style style:name="gr26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2b2b2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7" style:family="graphic" style:parent-style-name="standard">
      <style:graphic-properties draw:stroke="none" svg:stroke-color="#808080" draw:fill-color="#b2b2b2"/>
    </style:style>
    <style:style style:name="gr28" style:family="graphic" style:parent-style-name="standard">
      <style:graphic-properties draw:stroke="none" svg:stroke-color="#ffffff" draw:fill="gradient" draw:fill-gradient-name="Gradient_20_13" draw:textarea-horizontal-align="justify" draw:textarea-vertical-align="middle" draw:auto-grow-height="false" fo:min-height="0.319cm" fo:min-width="0cm"/>
    </style:style>
    <style:style style:name="gr29" style:family="graphic" style:parent-style-name="standard">
      <style:graphic-properties svg:stroke-color="#808080" draw:fill="none" draw:textarea-horizontal-align="justify" draw:textarea-vertical-align="middle" draw:auto-grow-height="false" fo:min-height="0.768cm" fo:min-width="4.556cm"/>
    </style:style>
    <style:style style:name="gr30" style:family="graphic" style:parent-style-name="standard">
      <style:graphic-properties svg:stroke-width="0.01cm" svg:stroke-color="#000000" draw:marker-start-width="0.235cm" draw:marker-end-width="0.235cm" draw:fill="none" draw:textarea-horizontal-align="justify" draw:textarea-vertical-align="middle" draw:auto-grow-height="false" fo:min-height="0.758cm" fo:min-width="4.546cm" fo:padding-top="0.13cm" fo:padding-bottom="0.13cm" fo:padding-left="0.255cm" fo:padding-right="0.255cm"/>
    </style:style>
    <style:style style:name="gr31" style:family="graphic" style:parent-style-name="objectwithoutfill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32" style:family="graphic" style:parent-style-name="objectwithoutfill">
      <style:graphic-properties svg:stroke-color="#808080" draw:fill="none" draw:textarea-vertical-align="middle"/>
    </style:style>
    <style:style style:name="gr33" style:family="graphic" style:parent-style-name="standard">
      <style:graphic-properties svg:stroke-color="#808080" draw:fill="gradient" draw:fill-gradient-name="circular" draw:textarea-horizontal-align="justify" draw:textarea-vertical-align="middle" draw:auto-grow-height="false" fo:min-height="0.034cm" fo:min-width="0.13cm"/>
    </style:style>
    <style:style style:name="gr34" style:family="graphic" style:parent-style-name="text">
      <style:graphic-properties fo:min-height="0.47cm"/>
    </style:style>
    <style:style style:name="gr35" style:family="graphic" style:parent-style-name="standard">
      <style:graphic-properties draw:stroke="none" svg:stroke-color="#000000" draw:fill="none" draw:fill-color="#ffffff" fo:min-height="0.823cm"/>
    </style:style>
    <style:style style:name="gr36" style:family="graphic" style:parent-style-name="standard">
      <style:graphic-properties draw:stroke="none" svg:stroke-color="#000000" draw:fill="none" draw:fill-color="#ffffff" fo:min-height="1.234cm"/>
    </style:style>
    <style:style style:name="gr37" style:family="graphic" style:parent-style-name="standard">
      <style:graphic-properties draw:stroke="none" draw:fill-color="#ccccff" draw:opacity="4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draw:fill-color="#ccccff" draw:opacity="40%" draw:textarea-horizontal-align="justify" draw:textarea-vertical-align="middle" draw:auto-grow-height="false" fo:min-height="4.66cm" fo:min-width="0cm"/>
    </style:style>
    <style:style style:name="gr39" style:family="graphic" style:parent-style-name="objectwithoutfill">
      <style:graphic-properties svg:stroke-width="0.028cm" svg:stroke-color="#999999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40" style:family="graphic" style:parent-style-name="objectwithoutfill">
      <style:graphic-properties svg:stroke-width="0.035cm" svg:stroke-color="#9999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draw:fill="gradient" draw:fill-color="#ff3333" draw:fill-gradient-name="Gradient_20_17" draw:opacity="50%" draw:opacity-name="" draw:textarea-horizontal-align="justify" draw:textarea-vertical-align="middle" draw:auto-grow-height="false" fo:min-height="0.873cm" fo:min-width="0.623cm"/>
    </style:style>
    <style:style style:name="gr43" style:family="graphic" style:parent-style-name="objectwithoutfill">
      <style:graphic-properties svg:stroke-width="0.159cm" svg:stroke-color="#9999cc" draw:marker-start-width="0.437cm" draw:marker-end="" draw:marker-end-width="0.437cm" draw:fill="none" draw:textarea-vertical-align="middle" fo:padding-top="0.203cm" fo:padding-bottom="0.203cm" fo:padding-left="0.328cm" fo:padding-right="0.328cm"/>
    </style:style>
    <style:style style:name="gr44" style:family="graphic" style:parent-style-name="standard">
      <style:graphic-properties draw:stroke="none" draw:fill-color="#9999cc" draw:textarea-horizontal-align="justify" draw:textarea-vertical-align="middle" draw:auto-grow-height="false" fo:min-height="0cm" fo:min-width="0cm"/>
    </style:style>
    <style:style style:name="gr45" style:family="graphic" style:parent-style-name="objectwithoutfill">
      <style:graphic-properties svg:stroke-width="0.159cm" svg:stroke-color="#9999cc" draw:marker-start-width="0.437cm" draw:marker-end="" draw:marker-end-width="0.437cm" svg:stroke-opacity="70%" draw:fill="none" draw:textarea-vertical-align="middle" fo:padding-top="0.203cm" fo:padding-bottom="0.203cm" fo:padding-left="0.328cm" fo:padding-right="0.328cm"/>
    </style:style>
    <style:style style:name="gr46" style:family="graphic" style:parent-style-name="standard">
      <style:graphic-properties draw:stroke="none" svg:stroke-opacity="70%" draw:fill-color="#9999cc" draw:opacity="70%" draw:textarea-horizontal-align="justify" draw:textarea-vertical-align="middle" draw:auto-grow-height="false" fo:min-height="0cm" fo:min-width="0cm"/>
    </style:style>
    <style:style style:name="gr47" style:family="graphic" style:parent-style-name="objectwithoutfill">
      <style:graphic-properties svg:stroke-width="0.159cm" svg:stroke-color="#9999cc" draw:marker-start-width="0.437cm" draw:marker-end="" draw:marker-end-width="0.437cm" svg:stroke-opacity="40%" draw:fill="none" draw:textarea-vertical-align="middle" fo:padding-top="0.203cm" fo:padding-bottom="0.203cm" fo:padding-left="0.328cm" fo:padding-right="0.328cm"/>
    </style:style>
    <style:style style:name="gr48" style:family="graphic" style:parent-style-name="standard">
      <style:graphic-properties draw:stroke="none" svg:stroke-opacity="40%" draw:fill-color="#9999cc" draw:opacity="40%" draw:textarea-horizontal-align="justify" draw:textarea-vertical-align="middle" draw:auto-grow-height="false" fo:min-height="0cm" fo:min-width="0cm"/>
    </style:style>
    <style:style style:name="gr49" style:family="graphic" style:parent-style-name="objectwithoutfill">
      <style:graphic-properties svg:stroke-width="0.159cm" svg:stroke-color="#9999cc" draw:marker-start-width="0.437cm" draw:marker-end="" draw:marker-end-width="0.437cm" svg:stroke-opacity="20%" draw:fill="none" draw:textarea-vertical-align="middle" fo:padding-top="0.203cm" fo:padding-bottom="0.203cm" fo:padding-left="0.328cm" fo:padding-right="0.328cm"/>
    </style:style>
    <style:style style:name="gr50" style:family="graphic" style:parent-style-name="standard">
      <style:graphic-properties draw:stroke="none" svg:stroke-opacity="20%" draw:fill-color="#9999cc" draw:opacity="20%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3333" draw:secondary-fill-color="#729fcf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2" style:family="graphic" style:parent-style-name="standard">
      <style:graphic-properties draw:stroke="none" svg:stroke-color="#808080" draw:fill="solid" draw:fill-color="#ff3333" draw:opacity="70%"/>
    </style:style>
    <style:style style:name="gr53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draw:fill-color="#808080" draw:opacity="70%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draw:fill-color="#808080" draw:opacity="40%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draw:stroke="none" draw:fill-color="#808080" draw:opacity="20%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svg:stroke-width="0.028cm" svg:stroke-color="#6699cc" draw:marker-start-width="0.262cm" draw:marker-end-width="0.262cm" draw:fill="solid" draw:fill-color="#6699cc" draw:opacity="20%" draw:textarea-horizontal-align="justify" draw:textarea-vertical-align="middle" draw:auto-grow-height="false" fo:min-height="0.74cm" fo:min-width="4.546cm" fo:padding-top="0.139cm" fo:padding-bottom="0.139cm" fo:padding-left="0.264cm" fo:padding-right="0.264cm"/>
    </style:style>
    <style:style style:name="gr58" style:family="graphic" style:parent-style-name="standard">
      <style:graphic-properties svg:stroke-width="0.028cm" svg:stroke-color="#808080" draw:marker-start-width="0.262cm" draw:marker-end-width="0.262cm" draw:fill="none" draw:textarea-horizontal-align="justify" draw:textarea-vertical-align="middle" draw:auto-grow-height="false" fo:min-height="0.758cm" fo:min-width="4.546cm" fo:padding-top="0.139cm" fo:padding-bottom="0.139cm" fo:padding-left="0.264cm" fo:padding-right="0.264cm"/>
    </style:style>
    <style:style style:name="gr59" style:family="graphic" style:parent-style-name="objectwithoutfill">
      <style:graphic-properties svg:stroke-width="0.028cm" svg:stroke-color="#6699cc" draw:marker-start-width="0.262cm" draw:marker-end-width="0.262cm" draw:fill="none" draw:textarea-vertical-align="middle" fo:padding-top="0.139cm" fo:padding-bottom="0.139cm" fo:padding-left="0.264cm" fo:padding-right="0.264cm"/>
    </style:style>
    <style:style style:name="gr60" style:family="graphic" style:parent-style-name="objectwithoutfill">
      <style:graphic-properties svg:stroke-width="0.028cm" svg:stroke-color="#6699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1" style:family="graphic" style:parent-style-name="standard">
      <style:graphic-properties svg:stroke-width="0.028cm" svg:stroke-color="#6699cc" draw:marker-start-width="0.262cm" draw:marker-end-width="0.262cm" draw:fill="solid" draw:fill-color="#729fcf" draw:opacity="20%" draw:textarea-horizontal-align="justify" draw:textarea-vertical-align="middle" draw:auto-grow-height="false" fo:min-height="0.758cm" fo:min-width="4.546cm" fo:padding-top="0.139cm" fo:padding-bottom="0.139cm" fo:padding-left="0.264cm" fo:padding-right="0.264cm"/>
    </style:style>
    <style:style style:name="gr62" style:family="graphic" style:parent-style-name="standard">
      <style:graphic-properties draw:stroke="none" svg:stroke-color="#808080" draw:fill="gradient" draw:fill-gradient-name="Gradient_20_19" draw:opacity="100%" draw:opacity-name="" draw:textarea-horizontal-align="justify" draw:textarea-vertical-align="middle" draw:auto-grow-height="false" fo:min-height="0cm" fo:min-width="0.489cm"/>
    </style:style>
    <style:style style:name="gr63" style:family="graphic" style:parent-style-name="standard">
      <style:graphic-properties draw:stroke="solid" svg:stroke-width="0.018cm" svg:stroke-color="#b2b2b2" draw:marker-start-width="0.227cm" draw:marker-end-width="0.227cm" draw:fill-color="#ffcccc" draw:opacity="30%" draw:textarea-horizontal-align="justify" draw:textarea-vertical-align="middle" draw:auto-grow-height="false" fo:min-height="0.314cm" fo:min-width="2.822cm" fo:padding-top="0.134cm" fo:padding-bottom="0.134cm" fo:padding-left="0.259cm" fo:padding-right="0.259cm"/>
    </style:style>
    <style:style style:name="gr64" style:family="graphic" style:parent-style-name="objectwithoutfill">
      <style:graphic-properties svg:stroke-width="0.028cm" svg:stroke-color="#808080" draw:marker-start-width="0.262cm" draw:marker-end-width="0.262cm" draw:fill="none" draw:textarea-vertical-align="middle" fo:padding-top="0.139cm" fo:padding-bottom="0.139cm" fo:padding-left="0.264cm" fo:padding-right="0.264cm"/>
    </style:style>
    <style:style style:name="gr65" style:family="graphic" style:parent-style-name="objectwithoutfill">
      <style:graphic-properties svg:stroke-width="0.028cm" svg:stroke-color="#80808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6" style:family="graphic" style:parent-style-name="standard">
      <style:graphic-properties draw:stroke="solid" svg:stroke-width="0.018cm" svg:stroke-color="#b2b2b2" draw:marker-start-width="0.227cm" draw:marker-end-width="0.227cm" draw:fill-color="#ffcccc" draw:opacity="30%" draw:textarea-horizontal-align="justify" draw:textarea-vertical-align="middle" draw:auto-grow-height="false" fo:min-height="0.009cm" fo:min-width="0.343cm" fo:padding-top="0.134cm" fo:padding-bottom="0.134cm" fo:padding-left="0.259cm" fo:padding-right="0.259cm"/>
    </style:style>
    <style:style style:name="gr67" style:family="graphic" style:parent-style-name="standard">
      <style:graphic-properties svg:stroke-width="0.018cm" svg:stroke-color="#b2b2b2" draw:marker-start-width="0.227cm" draw:marker-end-width="0.227cm" draw:fill="solid" draw:fill-color="#ffcccc" draw:opacity="20%" draw:textarea-horizontal-align="justify" draw:textarea-vertical-align="middle" draw:auto-grow-height="false" fo:min-height="0.58cm" fo:min-width="3.46cm" fo:padding-top="0.134cm" fo:padding-bottom="0.134cm" fo:padding-left="0.259cm" fo:padding-right="0.259cm"/>
    </style:style>
    <style:style style:name="gr68" style:family="graphic" style:parent-style-name="text">
      <style:graphic-properties fo:min-height="0.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9"/>
      <style:paragraph-properties fo:text-align="center"/>
    </style:style>
    <style:style style:name="P5" style:family="paragraph">
      <style:text-properties style:font-name="DejaVu Sans" fo:font-size="10pt" style:font-size-asian="10pt" style:font-size-complex="10pt"/>
    </style:style>
    <style:style style:name="P6" style:family="paragraph">
      <style:text-properties style:font-name="Arial" fo:font-size="10pt" style:font-size-asian="10pt" style:font-size-complex="10pt"/>
    </style:style>
    <style:style style:name="P7" style:family="paragraph">
      <style:text-properties style:font-name="DejaVu Sans" fo:font-size="12pt" fo:font-weight="bold" style:font-size-asian="12pt" style:font-weight-asian="bold" style:font-size-complex="12pt" style:font-weight-complex="bold"/>
    </style:style>
    <style:style style:name="P8" style:family="paragraph">
      <style:text-properties style:font-name="DejaVu Sans" fo:font-size="12pt" fo:font-weight="bold" style:font-size-asian="12pt" style:font-size-complex="12pt"/>
    </style:style>
    <style:style style:name="P9" style:family="paragraph">
      <loext:graphic-properties draw:fill="none" draw:opacity="70%"/>
      <style:paragraph-properties fo:text-align="center"/>
    </style:style>
    <style:style style:name="P10" style:family="paragraph">
      <loext:graphic-properties draw:fill-color="#808080" draw:opacity="70%"/>
      <style:paragraph-properties fo:text-align="center"/>
    </style:style>
    <style:style style:name="P11" style:family="paragraph">
      <loext:graphic-properties draw:fill="none" draw:opacity="50%"/>
      <style:paragraph-properties fo:text-align="center"/>
    </style:style>
    <style:style style:name="P12" style:family="paragraph">
      <loext:graphic-properties draw:fill-color="#808080" draw:opacity="50%"/>
      <style:paragraph-properties fo:text-align="center"/>
    </style:style>
    <style:style style:name="P13" style:family="paragraph">
      <loext:graphic-properties draw:fill="none" draw:opacity="20%"/>
      <style:paragraph-properties fo:text-align="center"/>
    </style:style>
    <style:style style:name="P14" style:family="paragraph">
      <loext:graphic-properties draw:fill-color="#808080" draw:opacity="20%"/>
      <style:paragraph-properties fo:text-align="center"/>
    </style:style>
    <style:style style:name="P15" style:family="paragraph">
      <loext:graphic-properties draw:fill="gradient" draw:fill-gradient-name="Gradient_20_11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cccccc"/>
      <style:paragraph-properties fo:text-align="center"/>
    </style:style>
    <style:style style:name="P18" style:family="paragraph">
      <loext:graphic-properties draw:fill="gradient" draw:fill-gradient-name="Gradient_20_13"/>
      <style:paragraph-properties fo:text-align="center"/>
    </style:style>
    <style:style style:name="P19" style:family="paragraph">
      <loext:graphic-properties draw:fill="gradient" draw:fill-gradient-name="circular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DejaVu Sans" fo:font-size="10pt" style:font-size-asian="10pt" style:font-size-complex="10pt"/>
    </style:style>
    <style:style style:name="P21" style:family="paragraph">
      <loext:graphic-properties draw:fill-color="#ccccff" draw:opacity="40%"/>
      <style:paragraph-properties fo:text-align="center"/>
    </style:style>
    <style:style style:name="P22" style:family="paragraph">
      <style:text-properties fo:color="#999999" style:font-name="DejaVu Sans"/>
    </style:style>
    <style:style style:name="P23" style:family="paragraph">
      <style:text-properties fo:color="#999999" style:font-name="DejaVu Sans" fo:font-size="10pt" style:font-size-asian="10pt" style:font-size-complex="10pt"/>
    </style:style>
    <style:style style:name="P24" style:family="paragraph">
      <loext:graphic-properties draw:fill-color="#999999"/>
      <style:paragraph-properties fo:text-align="center"/>
    </style:style>
    <style:style style:name="P25" style:family="paragraph">
      <loext:graphic-properties draw:fill="gradient" draw:fill-color="#ff3333" draw:fill-gradient-name="Gradient_20_17" draw:opacity="50%"/>
      <style:paragraph-properties fo:text-align="center"/>
    </style:style>
    <style:style style:name="P26" style:family="paragraph">
      <loext:graphic-properties draw:fill-color="#9999cc"/>
      <style:paragraph-properties fo:text-align="center"/>
    </style:style>
    <style:style style:name="P27" style:family="paragraph">
      <loext:graphic-properties draw:fill-color="#9999cc" draw:opacity="70%"/>
      <style:paragraph-properties fo:text-align="center"/>
    </style:style>
    <style:style style:name="P28" style:family="paragraph">
      <loext:graphic-properties draw:fill-color="#9999cc" draw:opacity="40%"/>
      <style:paragraph-properties fo:text-align="center"/>
    </style:style>
    <style:style style:name="P29" style:family="paragraph">
      <loext:graphic-properties draw:fill-color="#9999cc" draw:opacity="20%"/>
      <style:paragraph-properties fo:text-align="center"/>
    </style:style>
    <style:style style:name="P30" style:family="paragraph">
      <loext:graphic-properties draw:fill-color="#808080" draw:opacity="40%"/>
      <style:paragraph-properties fo:text-align="center"/>
    </style:style>
    <style:style style:name="P31" style:family="paragraph">
      <loext:graphic-properties draw:fill="solid" draw:fill-color="#6699cc" draw:opacity="20%"/>
      <style:paragraph-properties fo:text-align="center"/>
    </style:style>
    <style:style style:name="P32" style:family="paragraph">
      <loext:graphic-properties draw:fill="solid" draw:fill-color="#729fcf" draw:opacity="20%"/>
      <style:paragraph-properties fo:text-align="center"/>
    </style:style>
    <style:style style:name="P33" style:family="paragraph">
      <loext:graphic-properties draw:fill="gradient" draw:fill-gradient-name="Gradient_20_19" draw:opacity="100%"/>
      <style:paragraph-properties fo:text-align="center"/>
    </style:style>
    <style:style style:name="P34" style:family="paragraph">
      <loext:graphic-properties draw:fill-color="#ffcccc" draw:opacity="30%"/>
      <style:paragraph-properties fo:text-align="center"/>
    </style:style>
    <style:style style:name="P35" style:family="paragraph">
      <loext:graphic-properties draw:fill="solid" draw:fill-color="#ffcccc" draw:opacity="20%"/>
      <style:paragraph-properties fo:text-align="center"/>
    </style:style>
    <style:style style:name="T1" style:family="text">
      <style:text-properties style:font-name="DejaVu Sans" fo:font-size="10pt" style:font-size-asian="10pt" style:font-size-complex="10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" fo:font-size="12pt" fo:font-weight="bold" style:font-size-asian="12pt" style:font-size-complex="12pt"/>
    </style:style>
    <style:style style:name="T7" style:family="text">
      <style:text-properties fo:color="#999999" style:font-name="DejaVu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73cm" svg:y1="3cm" svg:x2="6.895cm" svg:y2="9.169cm">
              <text:p/>
            </draw:line>
            <draw:line draw:style-name="gr1" draw:text-style-name="P1" draw:layer="layout" svg:x1="7.06cm" svg:y1="3cm" svg:x2="6.895cm" svg:y2="9.169cm">
              <text:p/>
            </draw:line>
            <draw:custom-shape draw:style-name="gr2" draw:text-style-name="P2" draw:layer="layout" svg:width="0.095cm" svg:height="0.095cm" svg:x="6.848cm" svg:y="7.9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1cm" svg:y="7.4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1cm" svg:y="6.9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6.853cm" svg:y="6.5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6.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5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6.855cm" svg:y="5.0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4.6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6.855cm" svg:y="4.1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8cm" svg:y="3.6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6.855cm" svg:y="3.1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6.895cm" svg:y1="4.045cm" svg:x2="7.864cm" svg:y2="4.045cm">
            <text:p text:style-name="P3"><text:span text:style-name="T1">h</text:span></text:p>
            <text:p text:style-name="P3"><text:span text:style-name="T2"/></text:p>
          </draw:line>
          <draw:custom-shape draw:style-name="gr4" draw:text-style-name="P4" draw:layer="layout" svg:width="0.071cm" svg:height="2.032cm" svg:x="7.817cm" svg:y="4.13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219cm" svg:y1="4.182cm" svg:x2="8.219cm" svg:y2="5.12cm">
            <text:p text:style-name="P3"><text:span text:style-name="T3"/></text:p>
            <text:p text:style-name="P3"><text:span text:style-name="T2"/></text:p>
          </draw:line>
          <draw:frame draw:style-name="gr5" draw:text-style-name="P5" draw:layer="layout" svg:width="0.33cm" svg:height="0.662cm" svg:x="8.3cm" svg:y="4.301cm">
            <draw:text-box>
              <text:p><text:span text:style-name="T1">R</text:span></text:p>
            </draw:text-box>
          </draw:frame>
          <draw:g>
            <draw:line draw:style-name="gr6" draw:text-style-name="P1" draw:layer="layout" svg:x1="5.598cm" svg:y1="3.906cm" svg:x2="5.6cm" svg:y2="4.29cm">
              <text:p/>
            </draw:line>
            <draw:line draw:style-name="gr6" draw:text-style-name="P1" draw:layer="layout" svg:x1="5.604cm" svg:y1="3.902cm" svg:x2="6.08cm" svg:y2="3.89cm">
              <text:p/>
            </draw:line>
            <draw:frame draw:style-name="gr7" draw:text-style-name="P6" draw:layer="layout" svg:width="0.33cm" svg:height="0.645cm" svg:x="5.59cm" svg:y="4.105cm">
              <draw:text-box>
                <text:p><text:span text:style-name="T4">z</text:span></text:p>
              </draw:text-box>
            </draw:frame>
            <draw:frame draw:style-name="gr7" draw:text-style-name="P6" draw:layer="layout" svg:width="0.33cm" svg:height="0.645cm" svg:x="6.101cm" svg:y="3.603cm">
              <draw:text-box>
                <text:p><text:span text:style-name="T4">y</text:span></text:p>
              </draw:text-box>
            </draw:frame>
            <draw:line draw:style-name="gr6" draw:text-style-name="P1" draw:layer="layout" svg:x1="5.598cm" svg:y1="3.906cm" svg:x2="5.99cm" svg:y2="3.67cm">
              <text:p/>
            </draw:line>
            <draw:frame draw:style-name="gr7" draw:text-style-name="P6" draw:layer="layout" svg:width="0.33cm" svg:height="0.645cm" svg:x="5.59cm" svg:y="3.106cm">
              <draw:text-box>
                <text:p><text:span text:style-name="T4">x</text:span></text:p>
              </draw:text-box>
            </draw:frame>
          </draw:g>
        </draw:g>
        <draw:frame draw:style-name="gr8" draw:text-style-name="P7" draw:layer="layout" svg:width="0.33cm" svg:height="0.747cm" svg:x="4.86cm" svg:y="1.6cm">
          <draw:text-box>
            <text:p><text:span text:style-name="T5">A</text:span></text:p>
          </draw:text-box>
        </draw:frame>
        <draw:frame draw:style-name="gr8" draw:text-style-name="P8" draw:layer="layout" svg:width="0.33cm" svg:height="0.747cm" svg:x="10.877cm" svg:y="1.601cm">
          <draw:text-box>
            <text:p><text:span text:style-name="T6">B</text:span></text:p>
          </draw:text-box>
        </draw:frame>
        <draw:frame draw:style-name="gr8" draw:text-style-name="P8" draw:layer="layout" svg:width="0.33cm" svg:height="0.747cm" svg:x="16.894cm" svg:y="1.602cm">
          <draw:text-box>
            <text:p><text:span text:style-name="T6">C</text:span></text:p>
          </draw:text-box>
        </draw:frame>
        <draw:frame draw:style-name="gr8" draw:text-style-name="P8" draw:layer="layout" svg:width="0.33cm" svg:height="0.747cm" svg:x="16.911cm" svg:y="9.903cm">
          <draw:text-box>
            <text:p><text:span text:style-name="T6">E</text:span></text:p>
          </draw:text-box>
        </draw:frame>
        <draw:frame draw:style-name="gr8" draw:text-style-name="P8" draw:layer="layout" svg:width="0.33cm" svg:height="0.747cm" svg:x="4.928cm" svg:y="9.904cm">
          <draw:text-box>
            <text:p><text:span text:style-name="T6">D</text:span></text:p>
          </draw:text-box>
        </draw:frame>
        <draw:g>
          <draw:g>
            <draw:line draw:style-name="gr1" draw:text-style-name="P1" draw:layer="layout" svg:x1="12.831cm" svg:y1="3.501cm" svg:x2="12.996cm" svg:y2="9.67cm">
              <text:p/>
            </draw:line>
            <draw:line draw:style-name="gr1" draw:text-style-name="P1" draw:layer="layout" svg:x1="13.161cm" svg:y1="3.501cm" svg:x2="12.996cm" svg:y2="9.67cm">
              <text:p/>
            </draw:line>
            <draw:custom-shape draw:style-name="gr2" draw:text-style-name="P2" draw:layer="layout" svg:width="0.095cm" svg:height="0.095cm" svg:x="12.949cm" svg:y="8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2cm" svg:y="7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2cm" svg:y="7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12.954cm" svg:y="7.0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6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6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2.956cm" svg:y="5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5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12.956cm" svg:y="4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9cm" svg:y="4.1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2.956cm" svg:y="3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9" draw:text-style-name="P9" draw:layer="layout" svg:x1="13.52cm" svg:y1="3.202cm" svg:x2="13.641cm" svg:y2="9.371cm">
              <text:p/>
            </draw:line>
            <draw:line draw:style-name="gr9" draw:text-style-name="P9" draw:layer="layout" svg:x1="13.762cm" svg:y1="3.202cm" svg:x2="13.641cm" svg:y2="9.371cm">
              <text:p/>
            </draw:line>
            <draw:custom-shape draw:style-name="gr10" draw:text-style-name="P10" draw:layer="layout" svg:width="0.069cm" svg:height="0.095cm" svg:x="13.607cm" svg:y="8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09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09cm" svg:y="7.1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4cm" svg:x="13.61cm" svg:y="6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1cm" svg:y="6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1cm" svg:y="5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13.612cm" svg:y="5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1cm" svg:y="4.8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4cm" svg:x="13.612cm" svg:y="4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14cm" svg:y="3.8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13.612cm" svg:y="3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1" draw:layer="layout" svg:x1="14.06cm" svg:y1="2.901cm" svg:x2="14.161cm" svg:y2="9.07cm">
              <text:p/>
            </draw:line>
            <draw:line draw:style-name="gr11" draw:text-style-name="P11" draw:layer="layout" svg:x1="14.262cm" svg:y1="2.901cm" svg:x2="14.161cm" svg:y2="9.07cm">
              <text:p/>
            </draw:line>
            <draw:custom-shape draw:style-name="gr12" draw:text-style-name="P12" draw:layer="layout" svg:width="0.058cm" svg:height="0.095cm" svg:x="14.132cm" svg:y="7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3cm" svg:y="7.3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3cm" svg:y="6.8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14.135cm" svg:y="6.4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5cm" svg:y="5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5cm" svg:y="5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6cm" svg:y="4.9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5cm" svg:y="4.5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14.136cm" svg:y="4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7cm" svg:height="0.095cm" svg:x="14.138cm" svg:y="3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6cm" svg:y="3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3" draw:text-style-name="P13" draw:layer="layout" svg:x1="14.49cm" svg:y1="2.702cm" svg:x2="14.576cm" svg:y2="8.871cm">
              <text:p/>
            </draw:line>
            <draw:line draw:style-name="gr13" draw:text-style-name="P13" draw:layer="layout" svg:x1="14.662cm" svg:y1="2.702cm" svg:x2="14.576cm" svg:y2="8.871cm">
              <text:p/>
            </draw:line>
            <draw:custom-shape draw:style-name="gr14" draw:text-style-name="P14" draw:layer="layout" svg:width="0.049cm" svg:height="0.095cm" svg:x="14.552cm" svg:y="7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3cm" svg:y="7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3cm" svg:y="6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4cm" svg:x="14.554cm" svg:y="6.2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4cm" svg:y="5.7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4cm" svg:y="5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14.555cm" svg:y="4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4cm" svg:y="4.3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4cm" svg:x="14.555cm" svg:y="3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7cm" svg:y="3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14.555cm" svg:y="2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13.01cm" svg:y1="7.302cm" svg:x2="13.87cm" svg:y2="7.302cm">
            <text:p text:style-name="P3"><text:span text:style-name="T1">h</text:span></text:p>
            <text:p text:style-name="P3"><text:span text:style-name="T2"/></text:p>
          </draw:line>
          <draw:custom-shape draw:style-name="gr15" draw:text-style-name="P15" draw:layer="layout" svg:width="2.012cm" svg:height="1.451cm" draw:transform="rotate (0.827635131295711) translate (12.82cm 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4.02cm" svg:y1="5.04cm" svg:x2="14.02cm" svg:y2="5.84cm">
            <text:p text:style-name="P3"><text:span text:style-name="T3"/></text:p>
            <text:p text:style-name="P3"><text:span text:style-name="T2"/></text:p>
          </draw:line>
          <draw:frame draw:style-name="gr5" draw:text-style-name="P5" draw:layer="layout" svg:width="0.33cm" svg:height="0.662cm" svg:x="14.09cm" svg:y="5.117cm">
            <draw:text-box>
              <text:p><text:span text:style-name="T1">R</text:span></text:p>
            </draw:text-box>
          </draw:frame>
          <draw:g>
            <draw:line draw:style-name="gr6" draw:text-style-name="P1" draw:layer="layout" svg:x1="11.578cm" svg:y1="3.906cm" svg:x2="11.58cm" svg:y2="4.29cm">
              <text:p/>
            </draw:line>
            <draw:line draw:style-name="gr6" draw:text-style-name="P1" draw:layer="layout" svg:x1="11.584cm" svg:y1="3.902cm" svg:x2="12.06cm" svg:y2="3.89cm">
              <text:p/>
            </draw:line>
            <draw:frame draw:style-name="gr7" draw:text-style-name="P6" draw:layer="layout" svg:width="0.33cm" svg:height="0.645cm" svg:x="11.57cm" svg:y="4.105cm">
              <draw:text-box>
                <text:p><text:span text:style-name="T4">z</text:span></text:p>
              </draw:text-box>
            </draw:frame>
            <draw:frame draw:style-name="gr7" draw:text-style-name="P6" draw:layer="layout" svg:width="0.33cm" svg:height="0.645cm" svg:x="12.081cm" svg:y="3.603cm">
              <draw:text-box>
                <text:p><text:span text:style-name="T4">y</text:span></text:p>
              </draw:text-box>
            </draw:frame>
            <draw:line draw:style-name="gr6" draw:text-style-name="P1" draw:layer="layout" svg:x1="11.578cm" svg:y1="3.906cm" svg:x2="11.97cm" svg:y2="3.67cm">
              <text:p/>
            </draw:line>
            <draw:frame draw:style-name="gr7" draw:text-style-name="P6" draw:layer="layout" svg:width="0.33cm" svg:height="0.645cm" svg:x="11.57cm" svg:y="3.106cm">
              <draw:text-box>
                <text:p><text:span text:style-name="T4">x</text:span></text:p>
              </draw:text-box>
            </draw:frame>
          </draw:g>
        </draw:g>
        <draw:g>
          <draw:g>
            <draw:line draw:style-name="gr1" draw:text-style-name="P1" draw:layer="layout" svg:x1="18.812cm" svg:y1="3.501cm" svg:x2="18.977cm" svg:y2="9.67cm">
              <text:p/>
            </draw:line>
            <draw:line draw:style-name="gr1" draw:text-style-name="P1" draw:layer="layout" svg:x1="19.142cm" svg:y1="3.501cm" svg:x2="18.977cm" svg:y2="9.67cm">
              <text:p/>
            </draw:line>
            <draw:custom-shape draw:style-name="gr2" draw:text-style-name="P2" draw:layer="layout" svg:width="0.095cm" svg:height="0.095cm" svg:x="18.93cm" svg:y="8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3cm" svg:y="7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3cm" svg:y="7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18.935cm" svg:y="7.0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5cm" svg:y="6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5cm" svg:y="6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8.937cm" svg:y="5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5cm" svg:y="5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18.937cm" svg:y="4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4cm" svg:y="4.1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8.937cm" svg:y="3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9" draw:text-style-name="P9" draw:layer="layout" svg:x1="19.501cm" svg:y1="3.202cm" svg:x2="19.622cm" svg:y2="9.371cm">
              <text:p/>
            </draw:line>
            <draw:line draw:style-name="gr9" draw:text-style-name="P9" draw:layer="layout" svg:x1="19.743cm" svg:y1="3.202cm" svg:x2="19.622cm" svg:y2="9.371cm">
              <text:p/>
            </draw:line>
            <draw:custom-shape draw:style-name="gr10" draw:text-style-name="P10" draw:layer="layout" svg:width="0.069cm" svg:height="0.095cm" svg:x="19.588cm" svg:y="8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cm" svg:y="7.1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4cm" svg:x="19.591cm" svg:y="6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1cm" svg:y="6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1cm" svg:y="5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19.593cm" svg:y="5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1cm" svg:y="4.8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4cm" svg:x="19.593cm" svg:y="4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5cm" svg:y="3.8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19.593cm" svg:y="3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1" draw:layer="layout" svg:x1="20.041cm" svg:y1="2.901cm" svg:x2="20.142cm" svg:y2="9.07cm">
              <text:p/>
            </draw:line>
            <draw:line draw:style-name="gr11" draw:text-style-name="P11" draw:layer="layout" svg:x1="20.243cm" svg:y1="2.901cm" svg:x2="20.142cm" svg:y2="9.07cm">
              <text:p/>
            </draw:line>
            <draw:custom-shape draw:style-name="gr12" draw:text-style-name="P12" draw:layer="layout" svg:width="0.058cm" svg:height="0.095cm" svg:x="20.113cm" svg:y="7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4cm" svg:y="7.3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4cm" svg:y="6.8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20.116cm" svg:y="6.4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6cm" svg:y="5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6cm" svg:y="5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7cm" svg:y="4.9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6cm" svg:y="4.5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20.117cm" svg:y="4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7cm" svg:height="0.095cm" svg:x="20.119cm" svg:y="3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7cm" svg:y="3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3" draw:text-style-name="P13" draw:layer="layout" svg:x1="20.471cm" svg:y1="2.702cm" svg:x2="20.557cm" svg:y2="8.871cm">
              <text:p/>
            </draw:line>
            <draw:line draw:style-name="gr13" draw:text-style-name="P13" draw:layer="layout" svg:x1="20.643cm" svg:y1="2.702cm" svg:x2="20.557cm" svg:y2="8.871cm">
              <text:p/>
            </draw:line>
            <draw:custom-shape draw:style-name="gr14" draw:text-style-name="P14" draw:layer="layout" svg:width="0.049cm" svg:height="0.095cm" svg:x="20.533cm" svg:y="7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4cm" svg:y="7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4cm" svg:y="6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4cm" svg:x="20.535cm" svg:y="6.2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5cm" svg:y="5.7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5cm" svg:y="5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20.536cm" svg:y="4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5cm" svg:y="4.3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4cm" svg:x="20.536cm" svg:y="3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8cm" svg:y="3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20.536cm" svg:y="2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9" draw:text-style-name="P9" draw:layer="layout" svg:x1="21.501cm" svg:y1="3.202cm" svg:x2="21.622cm" svg:y2="9.371cm">
            <text:p/>
          </draw:line>
          <draw:line draw:style-name="gr9" draw:text-style-name="P9" draw:layer="layout" svg:x1="21.743cm" svg:y1="3.202cm" svg:x2="21.622cm" svg:y2="9.371cm">
            <text:p/>
          </draw:line>
          <draw:custom-shape draw:style-name="gr10" draw:text-style-name="P10" draw:layer="layout" svg:width="0.069cm" svg:height="0.095cm" svg:x="21.588cm" svg:y="8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cm" svg:y="7.6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cm" svg:y="7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4cm" svg:x="21.591cm" svg:y="6.7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1cm" svg:y="6.2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1cm" svg:y="5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7cm" svg:height="0.095cm" svg:x="21.593cm" svg:y="5.2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1cm" svg:y="4.8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7cm" svg:height="0.094cm" svg:x="21.593cm" svg:y="4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5cm" svg:y="3.8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7cm" svg:height="0.095cm" svg:x="21.593cm" svg:y="3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" draw:text-style-name="P11" draw:layer="layout" svg:x1="22.041cm" svg:y1="2.901cm" svg:x2="22.142cm" svg:y2="9.07cm">
            <text:p/>
          </draw:line>
          <draw:line draw:style-name="gr11" draw:text-style-name="P11" draw:layer="layout" svg:x1="22.243cm" svg:y1="2.901cm" svg:x2="22.142cm" svg:y2="9.07cm">
            <text:p/>
          </draw:line>
          <draw:custom-shape draw:style-name="gr12" draw:text-style-name="P12" draw:layer="layout" svg:width="0.058cm" svg:height="0.095cm" svg:x="22.113cm" svg:y="7.8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4cm" svg:y="7.3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4cm" svg:y="6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4cm" svg:x="22.116cm" svg:y="6.4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6cm" svg:y="5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6cm" svg:y="5.4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7cm" svg:y="4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6cm" svg:y="4.5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4cm" svg:x="22.117cm" svg:y="4.0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7cm" svg:height="0.095cm" svg:x="22.119cm" svg:y="3.5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7cm" svg:y="3.0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3" draw:text-style-name="P13" draw:layer="layout" svg:x1="22.471cm" svg:y1="2.702cm" svg:x2="22.557cm" svg:y2="8.871cm">
            <text:p/>
          </draw:line>
          <draw:line draw:style-name="gr13" draw:text-style-name="P13" draw:layer="layout" svg:x1="22.643cm" svg:y1="2.702cm" svg:x2="22.557cm" svg:y2="8.871cm">
            <text:p/>
          </draw:line>
          <draw:custom-shape draw:style-name="gr14" draw:text-style-name="P14" draw:layer="layout" svg:width="0.049cm" svg:height="0.095cm" svg:x="22.533cm" svg:y="7.6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4cm" svg:y="7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4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4cm" svg:x="22.535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5cm" svg:y="5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5cm" svg:y="5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5cm" svg:height="0.095cm" svg:x="22.536cm" svg:y="4.7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5cm" svg:y="4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5cm" svg:height="0.094cm" svg:x="22.536cm" svg:y="3.8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8cm" svg:y="3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5cm" svg:height="0.095cm" svg:x="22.536cm" svg:y="2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1" draw:text-style-name="P1" draw:layer="layout" svg:x1="22.712cm" svg:y1="3.501cm" svg:x2="22.877cm" svg:y2="9.67cm">
              <text:p/>
            </draw:line>
            <draw:line draw:style-name="gr1" draw:text-style-name="P1" draw:layer="layout" svg:x1="23.042cm" svg:y1="3.501cm" svg:x2="22.877cm" svg:y2="9.67cm">
              <text:p/>
            </draw:line>
            <draw:custom-shape draw:style-name="gr2" draw:text-style-name="P2" draw:layer="layout" svg:width="0.095cm" svg:height="0.095cm" svg:x="22.83cm" svg:y="8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3cm" svg:y="7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3cm" svg:y="7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22.835cm" svg:y="7.0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5cm" svg:y="6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5cm" svg:y="6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22.837cm" svg:y="5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5cm" svg:y="5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22.837cm" svg:y="4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4cm" svg:y="4.1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22.837cm" svg:y="3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9" draw:text-style-name="P9" draw:layer="layout" svg:x1="23.401cm" svg:y1="3.202cm" svg:x2="23.522cm" svg:y2="9.371cm">
              <text:p/>
            </draw:line>
            <draw:line draw:style-name="gr9" draw:text-style-name="P9" draw:layer="layout" svg:x1="23.643cm" svg:y1="3.202cm" svg:x2="23.522cm" svg:y2="9.371cm">
              <text:p/>
            </draw:line>
            <draw:custom-shape draw:style-name="gr10" draw:text-style-name="P10" draw:layer="layout" svg:width="0.069cm" svg:height="0.095cm" svg:x="23.488cm" svg:y="8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cm" svg:y="7.1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4cm" svg:x="23.491cm" svg:y="6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1cm" svg:y="6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1cm" svg:y="5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23.493cm" svg:y="5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1cm" svg:y="4.8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4cm" svg:x="23.493cm" svg:y="4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5cm" svg:y="3.8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23.493cm" svg:y="3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1" draw:layer="layout" svg:x1="23.941cm" svg:y1="2.901cm" svg:x2="24.042cm" svg:y2="9.07cm">
              <text:p/>
            </draw:line>
            <draw:line draw:style-name="gr11" draw:text-style-name="P11" draw:layer="layout" svg:x1="24.143cm" svg:y1="2.901cm" svg:x2="24.042cm" svg:y2="9.07cm">
              <text:p/>
            </draw:line>
            <draw:custom-shape draw:style-name="gr12" draw:text-style-name="P12" draw:layer="layout" svg:width="0.058cm" svg:height="0.095cm" svg:x="24.013cm" svg:y="7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4cm" svg:y="7.3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4cm" svg:y="6.8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24.016cm" svg:y="6.4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6cm" svg:y="5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6cm" svg:y="5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7cm" svg:y="4.9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6cm" svg:y="4.5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24.017cm" svg:y="4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7cm" svg:height="0.095cm" svg:x="24.019cm" svg:y="3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7cm" svg:y="3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3" draw:text-style-name="P13" draw:layer="layout" svg:x1="24.371cm" svg:y1="2.702cm" svg:x2="24.457cm" svg:y2="8.871cm">
              <text:p/>
            </draw:line>
            <draw:line draw:style-name="gr13" draw:text-style-name="P13" draw:layer="layout" svg:x1="24.543cm" svg:y1="2.702cm" svg:x2="24.457cm" svg:y2="8.871cm">
              <text:p/>
            </draw:line>
            <draw:custom-shape draw:style-name="gr14" draw:text-style-name="P14" draw:layer="layout" svg:width="0.049cm" svg:height="0.095cm" svg:x="24.433cm" svg:y="7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4cm" svg:y="7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4cm" svg:y="6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4cm" svg:x="24.435cm" svg:y="6.2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5cm" svg:y="5.7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5cm" svg:y="5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24.436cm" svg:y="4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5cm" svg:y="4.3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4cm" svg:x="24.436cm" svg:y="3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8cm" svg:y="3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24.436cm" svg:y="2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3d:scene draw:style-name="gr16" svg:width="2.128cm" svg:height="2.437cm" svg:x="19.41cm" svg:y="5.033cm" dr3d:transform="matrix (0.238086077232917 -0.477777959519671 0.845602294950209 -0.116468551981213 0.850311052022923 0.513231128447087 -0.964235498323538 -0.220679260930632 0.146801115690137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7" draw:layer="layout"/>
        </dr3d:scene>
        <draw:custom-shape draw:style-name="gr18" draw:text-style-name="P16" draw:layer="layout" svg:width="0.18cm" svg:height="1.47cm" svg:x="20.9cm" svg:y="5.4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20.812cm" svg:y1="3.501cm" svg:x2="20.977cm" svg:y2="9.67cm">
            <text:p/>
          </draw:line>
          <draw:line draw:style-name="gr1" draw:text-style-name="P1" draw:layer="layout" svg:x1="21.142cm" svg:y1="3.501cm" svg:x2="20.977cm" svg:y2="9.67cm">
            <text:p/>
          </draw:line>
          <draw:custom-shape draw:style-name="gr2" draw:text-style-name="P2" draw:layer="layout" svg:width="0.095cm" svg:height="0.095cm" svg:x="20.93cm" svg:y="8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3cm" svg:y="7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3cm" svg:y="7.4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4cm" svg:x="20.935cm" svg:y="7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5cm" svg:y="6.5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5cm" svg:y="6.0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svg:x="20.937cm" svg:y="5.5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5cm" svg:y="5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4cm" svg:x="20.937cm" svg:y="4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4cm" svg:y="4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svg:x="20.937cm" svg:y="3.6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layout" svg:x1="20.42cm" svg:y1="5.41cm" svg:x2="20.422cm" svg:y2="6.23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62cm" svg:x="20.405cm" svg:y="5.518cm">
          <draw:text-box>
            <text:p><text:span text:style-name="T1">R</text:span></text:p>
          </draw:text-box>
        </draw:frame>
        <draw:g>
          <draw:line draw:style-name="gr6" draw:text-style-name="P1" draw:layer="layout" svg:x1="17.558cm" svg:y1="3.906cm" svg:x2="17.56cm" svg:y2="4.29cm">
            <text:p/>
          </draw:line>
          <draw:line draw:style-name="gr6" draw:text-style-name="P1" draw:layer="layout" svg:x1="17.564cm" svg:y1="3.902cm" svg:x2="18.04cm" svg:y2="3.89cm">
            <text:p/>
          </draw:line>
          <draw:frame draw:style-name="gr7" draw:text-style-name="P6" draw:layer="layout" svg:width="0.33cm" svg:height="0.645cm" svg:x="17.55cm" svg:y="4.105cm">
            <draw:text-box>
              <text:p><text:span text:style-name="T4">z</text:span></text:p>
            </draw:text-box>
          </draw:frame>
          <draw:frame draw:style-name="gr7" draw:text-style-name="P6" draw:layer="layout" svg:width="0.33cm" svg:height="0.645cm" svg:x="18.061cm" svg:y="3.603cm">
            <draw:text-box>
              <text:p><text:span text:style-name="T4">y</text:span></text:p>
            </draw:text-box>
          </draw:frame>
          <draw:line draw:style-name="gr6" draw:text-style-name="P1" draw:layer="layout" svg:x1="17.558cm" svg:y1="3.906cm" svg:x2="17.95cm" svg:y2="3.67cm">
            <text:p/>
          </draw:line>
          <draw:frame draw:style-name="gr7" draw:text-style-name="P6" draw:layer="layout" svg:width="0.33cm" svg:height="0.645cm" svg:x="17.55cm" svg:y="3.106cm">
            <draw:text-box>
              <text:p><text:span text:style-name="T4">x</text:span></text:p>
            </draw:text-box>
          </draw:frame>
        </draw:g>
        <draw:g>
          <draw:g>
            <draw:line draw:style-name="gr1" draw:text-style-name="P1" draw:layer="layout" svg:x1="24.187cm" svg:y1="12.315cm" svg:x2="19.516cm" svg:y2="16.348cm">
              <text:p/>
            </draw:line>
            <draw:line draw:style-name="gr1" draw:text-style-name="P1" draw:layer="layout" svg:x1="24.397cm" svg:y1="12.571cm" svg:x2="19.516cm" svg:y2="16.348cm">
              <text:p/>
            </draw:line>
            <draw:custom-shape draw:style-name="gr2" draw:text-style-name="P2" draw:layer="layout" svg:width="0.095cm" svg:height="0.095cm" draw:transform="rotate (-0.885405529536723) translate (20.456cm 15.5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0.822cm 15.2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1.188cm 14.92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draw:transform="rotate (-0.885405529536724) translate (21.553cm 14.6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1.919cm 14.3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2.285cm 14.0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draw:transform="rotate (-0.885405529536723) translate (22.651cm 13.7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3.017cm 13.4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draw:transform="rotate (-0.885405529536723) translate (23.382cm 13.13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3.749cm 12.8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draw:transform="rotate (-0.885405529536723) translate (24.114cm 12.53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9" draw:text-style-name="P17" draw:layer="layout" svg:width="0.015cm" svg:height="0.655cm" svg:x="20.021cm" svg:y="11.28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7" draw:layer="layout" svg:width="0.015cm" svg:height="0.654cm" draw:transform="skewX (0.052010811709431) rotate (0.593062879827673) translate (19.558cm 12.651cm)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7" draw:layer="layout" svg:width="0.015cm" svg:height="0.654cm" draw:transform="skewX (-0.00610865238198007) rotate (-0.921184779202607) translate (20.571cm 11.44cm)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19.899cm" svg:y1="14.495cm" svg:x2="19.914cm" svg:y2="15.699cm">
              <text:p/>
            </draw:line>
            <draw:custom-shape draw:style-name="gr20" draw:text-style-name="P17" draw:layer="layout" svg:width="0.015cm" svg:height="0.654cm" draw:transform="skewX (0.00767944870877504) rotate (0.333706952981316) translate (19.734cm 12.138cm)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7" draw:layer="layout" svg:width="0.015cm" svg:height="0.655cm" draw:transform="skewX (0.0151843644923507) rotate (-0.568279204449354) translate (20.342cm 11.982cm)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7" draw:layer="layout" svg:width="0.015cm" svg:height="0.654cm" draw:transform="skewX (0.0321140582366957) rotate (0.611912435749212) translate (20.047cm 14.3cm)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7" draw:layer="layout" svg:width="1.797cm" svg:height="0.062cm" draw:transform="skewX (0.0160570291183479) rotate (1.45036860840729) translate (19.846cm 13.282cm)">
              <text:p/>
              <draw:enhanced-geometry svg:viewBox="0 0 21600 21600" draw:type="rectangle" draw:enhanced-path="M 0 0 L 21600 0 21600 21600 0 21600 0 0 Z N"/>
            </draw:custom-shape>
            <dr3d:scene draw:style-name="gr23" svg:width="0.155cm" svg:height="1.087cm" svg:x="19.823cm" svg:y="13.159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4" draw:layer="layout" svg:viewBox="0 -5000 2500 10000" svg:d="M0-5000h250 250 500 500 500 250 250v10000h-250-250-500-500-500-250-250z"/>
            </dr3d:scene>
            <draw:custom-shape draw:style-name="gr19" draw:text-style-name="P17" draw:layer="layout" svg:width="0.016cm" svg:height="0.655cm" draw:transform="skewX (0.0244346095279207) rotate (0.670380965691022) translate (19.591cm 11.707cm)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7" draw:layer="layout" svg:width="0.016cm" svg:height="0.654cm" draw:transform="skewX (0.0443313630006561) rotate (-0.921184779202607) translate (20.511cm 13.782cm)">
              <text:p/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19.67cm" svg:y1="12.59cm" svg:x2="19.7cm" svg:y2="12.849cm">
              <text:p/>
            </draw:line>
            <draw:line draw:style-name="gr1" draw:text-style-name="P1" draw:layer="layout" svg:x1="19.868cm" svg:y1="12.286cm" svg:x2="19.898cm" svg:y2="12.545cm">
              <text:p/>
            </draw:line>
            <draw:line draw:style-name="gr1" draw:text-style-name="P1" draw:layer="layout" svg:x1="20.42cm" svg:y1="11.554cm" svg:x2="20.45cm" svg:y2="11.813cm">
              <text:p/>
            </draw:line>
            <draw:line draw:style-name="gr1" draw:text-style-name="P1" draw:layer="layout" svg:x1="20.143cm" svg:y1="12.331cm" svg:x2="20.173cm" svg:y2="12.59cm">
              <text:p/>
            </draw:line>
            <draw:line draw:style-name="gr1" draw:text-style-name="P1" draw:layer="layout" svg:x1="19.625cm" svg:y1="11.493cm" svg:x2="19.655cm" svg:y2="11.752cm">
              <text:p/>
            </draw:line>
            <draw:line draw:style-name="gr1" draw:text-style-name="P1" draw:layer="layout" svg:x1="19.736cm" svg:y1="11.904cm" svg:x2="19.513cm" svg:y2="11.768cm">
              <text:p/>
            </draw:line>
            <draw:line draw:style-name="gr1" draw:text-style-name="P1" draw:layer="layout" svg:x1="19.699cm" svg:y1="12.833cm" svg:x2="19.46cm" svg:y2="12.728cm">
              <text:p/>
            </draw:line>
            <draw:line draw:style-name="gr1" draw:text-style-name="P1" draw:layer="layout" svg:x1="20.253cm" svg:y1="11.324cm" svg:x2="20.033cm" svg:y2="11.464cm">
              <text:p/>
            </draw:line>
            <draw:line draw:style-name="gr1" draw:text-style-name="P1" draw:layer="layout" svg:x1="20.25cm" svg:y1="12.086cm" svg:x2="20.371cm" svg:y2="12.317cm">
              <text:p/>
            </draw:line>
            <draw:line draw:style-name="gr1" draw:text-style-name="P1" draw:layer="layout" svg:x1="20.252cm" svg:y1="11.691cm" svg:x2="20.359cm" svg:y2="11.767cm">
              <text:p/>
            </draw:line>
            <draw:line draw:style-name="gr1" draw:text-style-name="P1" draw:layer="layout" svg:x1="20.389cm" svg:y1="11.371cm" svg:x2="20.359cm" svg:y2="11.615cm">
              <text:p/>
            </draw:line>
            <draw:custom-shape draw:style-name="gr25" draw:text-style-name="P17" draw:layer="layout" svg:width="0.015cm" svg:height="0.653cm" draw:transform="skewX (0.0657989128001863) rotate (-1.70134695484407) translate (19.777cm 14.201cm)">
              <text:p/>
              <draw:enhanced-geometry svg:viewBox="0 0 21600 21600" draw:type="rectangle" draw:enhanced-path="M 0 0 L 21600 0 21600 21600 0 21600 0 0 Z N"/>
            </draw:custom-shape>
            <dr3d:scene draw:style-name="gr26" svg:width="0.579cm" svg:height="0.579cm" svg:x="19.594cm" svg:y="14.099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27" draw:layer="layout"/>
            </dr3d:scene>
            <draw:custom-shape draw:style-name="gr28" draw:text-style-name="P18" draw:layer="layout" svg:width="0.048cm" svg:height="0.569cm" draw:transform="skewX (-0.0104719755119659) rotate (-0.137182879206755) translate (20.094cm 12.57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6" draw:text-style-name="P1" draw:layer="layout" svg:x1="17.538cm" svg:y1="11.906cm" svg:x2="17.54cm" svg:y2="12.29cm">
              <text:p/>
            </draw:line>
            <draw:line draw:style-name="gr6" draw:text-style-name="P1" draw:layer="layout" svg:x1="17.544cm" svg:y1="11.902cm" svg:x2="18.02cm" svg:y2="11.89cm">
              <text:p/>
            </draw:line>
            <draw:frame draw:style-name="gr7" draw:text-style-name="P6" draw:layer="layout" svg:width="0.33cm" svg:height="0.645cm" svg:x="17.53cm" svg:y="12.105cm">
              <draw:text-box>
                <text:p><text:span text:style-name="T4">z</text:span></text:p>
              </draw:text-box>
            </draw:frame>
            <draw:frame draw:style-name="gr7" draw:text-style-name="P6" draw:layer="layout" svg:width="0.33cm" svg:height="0.645cm" svg:x="18.041cm" svg:y="11.603cm">
              <draw:text-box>
                <text:p><text:span text:style-name="T4">y</text:span></text:p>
              </draw:text-box>
            </draw:frame>
            <draw:line draw:style-name="gr6" draw:text-style-name="P1" draw:layer="layout" svg:x1="17.538cm" svg:y1="11.906cm" svg:x2="17.93cm" svg:y2="11.67cm">
              <text:p/>
            </draw:line>
            <draw:frame draw:style-name="gr7" draw:text-style-name="P6" draw:layer="layout" svg:width="0.33cm" svg:height="0.645cm" svg:x="17.53cm" svg:y="11.106cm">
              <draw:text-box>
                <text:p><text:span text:style-name="T4">x</text:span></text:p>
              </draw:text-box>
            </draw:frame>
          </draw:g>
        </draw:g>
        <draw:g>
          <draw:custom-shape draw:style-name="gr29" draw:text-style-name="P1" draw:layer="layout" svg:width="7.15cm" svg:height="1.44cm" svg:x="6.53cm" svg:y="11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7.15cm" svg:height="1.44cm" svg:x="6.531cm" svg:y="14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7.15cm" svg:height="1.44cm" svg:x="6.531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6.525cm" svg:y1="12.38cm" svg:x2="6.53cm" svg:y2="15.4cm">
            <text:p/>
          </draw:line>
          <draw:line draw:style-name="gr32" draw:text-style-name="P1" draw:layer="layout" svg:x1="13.666cm" svg:y1="12.38cm" svg:x2="13.671cm" svg:y2="15.4cm">
            <text:p/>
          </draw:line>
          <draw:custom-shape draw:style-name="gr30" draw:text-style-name="P1" draw:layer="layout" svg:width="7.15cm" svg:height="1.44cm" svg:x="6.532cm" svg:y="12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72cm" svg:y="15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9.467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214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962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709cm" svg:y="15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8.795cm" svg:y="15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9.543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29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037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11.784cm" svg:y="15.3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871cm" svg:y="15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9.618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365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11.112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86cm" svg:y="15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621cm" svg:y="15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9.368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115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863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61cm" svg:y="15.5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8.53cm" svg:y1="15cm" svg:x2="7.93cm" svg:y2="15.78cm">
            <text:p/>
          </draw:line>
          <draw:line draw:style-name="gr31" draw:text-style-name="P1" draw:layer="layout" svg:x1="7.92cm" svg:y1="15.78cm" svg:x2="11.89cm" svg:y2="15.84cm">
            <text:p/>
          </draw:line>
          <draw:line draw:style-name="gr31" draw:text-style-name="P1" draw:layer="layout" svg:x1="11.89cm" svg:y1="15.84cm" svg:x2="12.49cm" svg:y2="15.05cm">
            <text:p/>
          </draw:line>
          <draw:line draw:style-name="gr31" draw:text-style-name="P1" draw:layer="layout" svg:x1="8.52cm" svg:y1="14.991cm" svg:x2="12.49cm" svg:y2="15.051cm">
            <text:p/>
          </draw:line>
          <draw:line draw:style-name="gr31" draw:text-style-name="P1" draw:layer="layout" svg:x1="8.53cm" svg:y1="14.99cm" svg:x2="8.53cm" svg:y2="14.28cm">
            <text:p/>
          </draw:line>
          <draw:line draw:style-name="gr31" draw:text-style-name="P1" draw:layer="layout" svg:x1="12.49cm" svg:y1="15.06cm" svg:x2="12.49cm" svg:y2="14.32cm">
            <text:p/>
          </draw:line>
          <draw:line draw:style-name="gr31" draw:text-style-name="P1" draw:layer="layout" svg:x1="7.928cm" svg:y1="15.79cm" svg:x2="7.928cm" svg:y2="15.08cm">
            <text:p/>
          </draw:line>
          <draw:line draw:style-name="gr31" draw:text-style-name="P1" draw:layer="layout" svg:x1="11.896cm" svg:y1="15.838cm" svg:x2="11.896cm" svg:y2="15.128cm">
            <text:p/>
          </draw:line>
          <draw:line draw:style-name="gr31" draw:text-style-name="P1" draw:layer="layout" svg:x1="11.89cm" svg:y1="15.13cm" svg:x2="12.49cm" svg:y2="14.32cm">
            <text:p/>
          </draw:line>
          <draw:line draw:style-name="gr31" draw:text-style-name="P1" draw:layer="layout" svg:x1="8.53cm" svg:y1="14.294cm" svg:x2="7.93cm" svg:y2="15.074cm">
            <text:p/>
          </draw:line>
          <draw:line draw:style-name="gr31" draw:text-style-name="P1" draw:layer="layout" svg:x1="8.52cm" svg:y1="14.29cm" svg:x2="12.49cm" svg:y2="14.33cm">
            <text:p/>
          </draw:line>
          <draw:custom-shape draw:style-name="gr33" draw:text-style-name="P19" draw:layer="layout" svg:width="0.89cm" svg:height="0.4cm" svg:x="9.52cm" svg:y="14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7.91cm" svg:y1="15.09cm" svg:x2="11.89cm" svg:y2="15.12cm">
            <text:p/>
          </draw:line>
          <draw:line draw:style-name="gr3" draw:text-style-name="P1" draw:layer="layout" svg:x1="9.45cm" svg:y1="15.46cm" svg:x2="9.45cm" svg:y2="15.06cm">
            <text:p text:style-name="P3"><text:span text:style-name="T4"/></text:p>
            <text:p text:style-name="P3"><text:span text:style-name="T4"/></text:p>
            <text:p text:style-name="P3"><text:span text:style-name="T2"/></text:p>
          </draw:line>
          <draw:frame draw:style-name="gr34" draw:text-style-name="P5" draw:layer="layout" svg:width="1.42cm" svg:height="0.72cm" svg:x="8.47cm" svg:y="15cm">
            <draw:text-box>
              <text:p><text:span text:style-name="T1">d </text:span><text:span text:style-name="T1">/2</text:span></text:p>
            </draw:text-box>
          </draw:frame>
          <draw:line draw:style-name="gr3" draw:text-style-name="P1" draw:layer="layout" svg:x1="10.03cm" svg:y1="14.596cm" svg:x2="9.56cm" svg:y2="14.592cm">
            <text:p text:style-name="P3"><text:span text:style-name="T3"/></text:p>
            <text:p text:style-name="P3"><text:span text:style-name="T2"/></text:p>
          </draw:line>
          <draw:frame draw:style-name="gr5" draw:text-style-name="P5" draw:layer="layout" svg:width="0.33cm" svg:height="0.662cm" svg:x="9.61cm" svg:y="14.065cm">
            <draw:text-box>
              <text:p><text:span text:style-name="T1">R</text:span></text:p>
            </draw:text-box>
          </draw:frame>
          <draw:g>
            <draw:line draw:style-name="gr6" draw:text-style-name="P1" draw:layer="layout" svg:x1="5.618cm" svg:y1="11.906cm" svg:x2="5.62cm" svg:y2="12.29cm">
              <text:p/>
            </draw:line>
            <draw:line draw:style-name="gr6" draw:text-style-name="P1" draw:layer="layout" svg:x1="5.624cm" svg:y1="11.902cm" svg:x2="6.1cm" svg:y2="11.89cm">
              <text:p/>
            </draw:line>
            <draw:frame draw:style-name="gr7" draw:text-style-name="P6" draw:layer="layout" svg:width="0.33cm" svg:height="0.645cm" svg:x="5.61cm" svg:y="12.105cm">
              <draw:text-box>
                <text:p><text:span text:style-name="T4">z</text:span></text:p>
              </draw:text-box>
            </draw:frame>
            <draw:frame draw:style-name="gr7" draw:text-style-name="P6" draw:layer="layout" svg:width="0.33cm" svg:height="0.645cm" svg:x="6.121cm" svg:y="11.603cm">
              <draw:text-box>
                <text:p><text:span text:style-name="T4">y</text:span></text:p>
              </draw:text-box>
            </draw:frame>
            <draw:line draw:style-name="gr6" draw:text-style-name="P1" draw:layer="layout" svg:x1="5.618cm" svg:y1="11.906cm" svg:x2="6.01cm" svg:y2="11.67cm">
              <text:p/>
            </draw:line>
            <draw:frame draw:style-name="gr7" draw:text-style-name="P6" draw:layer="layout" svg:width="0.33cm" svg:height="0.645cm" svg:x="5.61cm" svg:y="11.106cm">
              <draw:text-box>
                <text:p><text:span text:style-name="T4">x</text:span></text:p>
              </draw:text-box>
            </draw:frame>
          </draw:g>
        </draw:g>
        <draw:frame draw:style-name="gr35" draw:text-style-name="P20" draw:layer="layout" svg:width="3.73cm" svg:height="1.073cm" svg:x="5.16cm" svg:y="1.687cm">
          <draw:text-box>
            <text:p text:style-name="P3"><text:span text:style-name="T1">1</text:span><text:span text:style-name="T1">D </text:span><text:span text:style-name="T1">El</text:span><text:span text:style-name="T1">e</text:span><text:span text:style-name="T1">ct</text:span><text:span text:style-name="T1">ro</text:span><text:span text:style-name="T1">d</text:span><text:span text:style-name="T1">e</text:span><text:span text:style-name="T1">s</text:span></text:p>
          </draw:text-box>
        </draw:frame>
        <draw:frame draw:style-name="gr35" draw:text-style-name="P20" draw:layer="layout" svg:width="3.73cm" svg:height="1.073cm" svg:x="11.96cm" svg:y="1.688cm">
          <draw:text-box>
            <text:p text:style-name="P3"><text:span text:style-name="T1">2</text:span><text:span text:style-name="T1">D </text:span><text:span text:style-name="T1">El</text:span><text:span text:style-name="T1">e</text:span><text:span text:style-name="T1">ct</text:span><text:span text:style-name="T1">ro</text:span><text:span text:style-name="T1">d</text:span><text:span text:style-name="T1">e</text:span><text:span text:style-name="T1">s</text:span></text:p>
          </draw:text-box>
        </draw:frame>
        <draw:frame draw:style-name="gr35" draw:text-style-name="P20" draw:layer="layout" svg:width="3.73cm" svg:height="1.073cm" svg:x="19.56cm" svg:y="1.689cm">
          <draw:text-box>
            <text:p text:style-name="P3"><text:span text:style-name="T1">3</text:span><text:span text:style-name="T1">D </text:span><text:span text:style-name="T1">El</text:span><text:span text:style-name="T1">e</text:span><text:span text:style-name="T1">ct</text:span><text:span text:style-name="T1">ro</text:span><text:span text:style-name="T1">d</text:span><text:span text:style-name="T1">e</text:span><text:span text:style-name="T1">s</text:span></text:p>
          </draw:text-box>
        </draw:frame>
        <draw:frame draw:style-name="gr35" draw:text-style-name="P20" draw:layer="layout" svg:width="3.73cm" svg:height="1.073cm" svg:x="8.36cm" svg:y="9.989cm">
          <draw:text-box>
            <text:p text:style-name="P3"><text:span text:style-name="T1">2</text:span><text:span text:style-name="T1">D </text:span><text:span text:style-name="T1">El</text:span><text:span text:style-name="T1">e</text:span><text:span text:style-name="T1">ct</text:span><text:span text:style-name="T1">ro</text:span><text:span text:style-name="T1">d</text:span><text:span text:style-name="T1">e</text:span><text:span text:style-name="T1">s</text:span></text:p>
          </draw:text-box>
        </draw:frame>
        <draw:frame draw:style-name="gr36" draw:text-style-name="P20" draw:layer="layout" svg:width="4.31cm" svg:height="1.484cm" svg:x="19.56cm" svg:y="9.99cm">
          <draw:text-box>
            <text:p text:style-name="P3"><text:span text:style-name="T1">1</text:span><text:span text:style-name="T1">D </text:span><text:span text:style-name="T1">El</text:span><text:span text:style-name="T1">e</text:span><text:span text:style-name="T1">ct</text:span><text:span text:style-name="T1">ro</text:span><text:span text:style-name="T1">d</text:span><text:span text:style-name="T1">e</text:span><text:span text:style-name="T1">s </text:span></text:p>
          </draw:text-box>
        </draw:frame>
      </draw:page>
      <draw:page draw:name="page2" draw:style-name="dp2" draw:master-page-name="Default">
        <draw:custom-shape draw:style-name="gr37" draw:text-style-name="P21" draw:layer="layout" svg:width="0.19cm" svg:height="0.57cm" draw:transform="rotate (-3.14159265358979) translate (6.9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6.81cm" svg:y="3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071cm" svg:height="2.032cm" svg:x="7.797cm" svg:y="4.73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599cm" svg:y1="4.783cm" svg:x2="7.599cm" svg:y2="5.721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62cm" svg:x="7.18cm" svg:y="4.902cm">
          <draw:text-box>
            <text:p><text:span text:style-name="T1">R</text:span></text:p>
          </draw:text-box>
        </draw:frame>
        <draw:g>
          <draw:line draw:style-name="gr39" draw:text-style-name="P1" draw:layer="layout" svg:x1="5.586cm" svg:y1="3.903cm" svg:x2="5.588cm" svg:y2="4.287cm">
            <text:p/>
          </draw:line>
          <draw:line draw:style-name="gr39" draw:text-style-name="P1" draw:layer="layout" svg:x1="5.584cm" svg:y1="3.897cm" svg:x2="6.06cm" svg:y2="3.897cm">
            <text:p/>
          </draw:line>
          <draw:frame draw:style-name="gr7" draw:text-style-name="P23" draw:layer="layout" svg:width="0.33cm" svg:height="0.662cm" svg:x="5.57cm" svg:y="4.106cm">
            <draw:text-box>
              <text:p text:style-name="P22"><text:span text:style-name="T7">z</text:span></text:p>
            </draw:text-box>
          </draw:frame>
          <draw:frame draw:style-name="gr7" draw:text-style-name="P23" draw:layer="layout" svg:width="0.33cm" svg:height="0.662cm" svg:x="6.081cm" svg:y="3.604cm">
            <draw:text-box>
              <text:p text:style-name="P22"><text:span text:style-name="T7">y</text:span></text:p>
            </draw:text-box>
          </draw:frame>
          <draw:line draw:style-name="gr39" draw:text-style-name="P1" draw:layer="layout" svg:x1="5.578cm" svg:y1="3.907cm" svg:x2="5.97cm" svg:y2="3.671cm">
            <text:p/>
          </draw:line>
          <draw:frame draw:style-name="gr7" draw:text-style-name="P23" draw:layer="layout" svg:width="0.33cm" svg:height="0.662cm" svg:x="5.57cm" svg:y="3.107cm">
            <draw:text-box>
              <text:p text:style-name="P22"><text:span text:style-name="T7">x</text:span></text:p>
            </draw:text-box>
          </draw:frame>
        </draw:g>
        <draw:line draw:style-name="gr40" draw:text-style-name="P1" draw:layer="layout" svg:x1="6.8cm" svg:y1="3.21cm" svg:x2="6.8cm" svg:y2="8.13cm">
          <text:p/>
        </draw:line>
        <draw:line draw:style-name="gr40" draw:text-style-name="P1" draw:layer="layout" svg:x1="6.996cm" svg:y1="3.21cm" svg:x2="6.996cm" svg:y2="8.13cm">
          <text:p/>
        </draw:line>
        <draw:line draw:style-name="gr3" draw:text-style-name="P1" draw:layer="layout" svg:x1="6.89cm" svg:y1="4.046cm" svg:x2="7.844cm" svg:y2="4.046cm">
          <text:p text:style-name="P3"><text:span text:style-name="T1">h</text:span></text:p>
          <text:p text:style-name="P3"><text:span text:style-name="T2"/></text:p>
        </draw:line>
        <draw:custom-shape draw:style-name="gr41" draw:text-style-name="P24" draw:layer="layout" svg:width="0.06cm" svg:height="0.06cm" svg:x="6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6.8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6.8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6.8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6.8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6.8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6.8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6.8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6.8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6.8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6.8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6.8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6.8cm" svg:y1="8.1cm" svg:x2="6.9cm" svg:y2="8.7cm">
          <text:p/>
        </draw:line>
        <draw:line draw:style-name="gr40" draw:text-style-name="P1" draw:layer="layout" svg:x1="7cm" svg:y1="8.1cm" svg:x2="6.9cm" svg:y2="8.7cm">
          <text:p/>
        </draw:line>
        <draw:custom-shape draw:style-name="gr41" draw:text-style-name="P24" draw:layer="layout" svg:width="0.06cm" svg:height="0.06cm" svg:x="6.8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9cm" svg:height="0.57cm" draw:transform="rotate (-3.14159265358979) translate (13.1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13.01cm" svg:y="3.2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3cm" svg:y1="3.21cm" svg:x2="13cm" svg:y2="8.13cm">
          <text:p/>
        </draw:line>
        <draw:line draw:style-name="gr40" draw:text-style-name="P1" draw:layer="layout" svg:x1="13.196cm" svg:y1="3.21cm" svg:x2="13.196cm" svg:y2="8.13cm">
          <text:p/>
        </draw:line>
        <draw:custom-shape draw:style-name="gr41" draw:text-style-name="P24" draw:layer="layout" svg:width="0.06cm" svg:height="0.06cm" svg:x="13.0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0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0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0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0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0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0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0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0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0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0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0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3cm" svg:y1="8.1cm" svg:x2="13.1cm" svg:y2="8.7cm">
          <text:p/>
        </draw:line>
        <draw:line draw:style-name="gr40" draw:text-style-name="P1" draw:layer="layout" svg:x1="13.2cm" svg:y1="8.1cm" svg:x2="13.1cm" svg:y2="8.7cm">
          <text:p/>
        </draw:line>
        <draw:custom-shape draw:style-name="gr41" draw:text-style-name="P24" draw:layer="layout" svg:width="0.06cm" svg:height="0.06cm" svg:x="13.0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9cm" svg:height="0.57cm" draw:transform="rotate (-3.14159265358979) translate (13.9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13.81cm" svg:y="3.2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3.8cm" svg:y1="3.21cm" svg:x2="13.8cm" svg:y2="8.13cm">
          <text:p/>
        </draw:line>
        <draw:line draw:style-name="gr40" draw:text-style-name="P1" draw:layer="layout" svg:x1="13.996cm" svg:y1="3.21cm" svg:x2="13.996cm" svg:y2="8.13cm">
          <text:p/>
        </draw:line>
        <draw:custom-shape draw:style-name="gr41" draw:text-style-name="P24" draw:layer="layout" svg:width="0.06cm" svg:height="0.06cm" svg:x="13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8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8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8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8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8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8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8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8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8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8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8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3.8cm" svg:y1="8.1cm" svg:x2="13.9cm" svg:y2="8.7cm">
          <text:p/>
        </draw:line>
        <draw:line draw:style-name="gr40" draw:text-style-name="P1" draw:layer="layout" svg:x1="14cm" svg:y1="8.1cm" svg:x2="13.9cm" svg:y2="8.7cm">
          <text:p/>
        </draw:line>
        <draw:custom-shape draw:style-name="gr41" draw:text-style-name="P24" draw:layer="layout" svg:width="0.06cm" svg:height="0.06cm" svg:x="13.8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9cm" svg:height="0.57cm" draw:transform="rotate (-3.14159265358979) translate (14.7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14.61cm" svg:y="3.2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4.6cm" svg:y1="3.21cm" svg:x2="14.6cm" svg:y2="8.13cm">
          <text:p/>
        </draw:line>
        <draw:line draw:style-name="gr40" draw:text-style-name="P1" draw:layer="layout" svg:x1="14.796cm" svg:y1="3.21cm" svg:x2="14.796cm" svg:y2="8.13cm">
          <text:p/>
        </draw:line>
        <draw:custom-shape draw:style-name="gr41" draw:text-style-name="P24" draw:layer="layout" svg:width="0.06cm" svg:height="0.06cm" svg:x="14.6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6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6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6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6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6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6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6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6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6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6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6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4.6cm" svg:y1="8.1cm" svg:x2="14.7cm" svg:y2="8.7cm">
          <text:p/>
        </draw:line>
        <draw:line draw:style-name="gr40" draw:text-style-name="P1" draw:layer="layout" svg:x1="14.8cm" svg:y1="8.1cm" svg:x2="14.7cm" svg:y2="8.7cm">
          <text:p/>
        </draw:line>
        <draw:custom-shape draw:style-name="gr41" draw:text-style-name="P24" draw:layer="layout" svg:width="0.06cm" svg:height="0.06cm" svg:x="14.6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9cm" svg:height="0.57cm" draw:transform="rotate (-3.14159265358979) translate (15.5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15.41cm" svg:y="3.2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5.4cm" svg:y1="3.21cm" svg:x2="15.4cm" svg:y2="8.13cm">
          <text:p/>
        </draw:line>
        <draw:line draw:style-name="gr40" draw:text-style-name="P1" draw:layer="layout" svg:x1="15.596cm" svg:y1="3.21cm" svg:x2="15.596cm" svg:y2="8.13cm">
          <text:p/>
        </draw:line>
        <draw:custom-shape draw:style-name="gr41" draw:text-style-name="P24" draw:layer="layout" svg:width="0.06cm" svg:height="0.06cm" svg:x="15.4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4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4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4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4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4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4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4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4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4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4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4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5.4cm" svg:y1="8.1cm" svg:x2="15.5cm" svg:y2="8.7cm">
          <text:p/>
        </draw:line>
        <draw:line draw:style-name="gr40" draw:text-style-name="P1" draw:layer="layout" svg:x1="15.6cm" svg:y1="8.1cm" svg:x2="15.5cm" svg:y2="8.7cm">
          <text:p/>
        </draw:line>
        <draw:custom-shape draw:style-name="gr41" draw:text-style-name="P24" draw:layer="layout" svg:width="0.06cm" svg:height="0.06cm" svg:x="15.4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9" draw:text-style-name="P1" draw:layer="layout" svg:x1="11.96cm" svg:y1="3.904cm" svg:x2="11.962cm" svg:y2="4.288cm">
            <text:p/>
          </draw:line>
          <draw:line draw:style-name="gr39" draw:text-style-name="P1" draw:layer="layout" svg:x1="11.958cm" svg:y1="3.898cm" svg:x2="12.434cm" svg:y2="3.898cm">
            <text:p/>
          </draw:line>
          <draw:frame draw:style-name="gr7" draw:text-style-name="P23" draw:layer="layout" svg:width="0.33cm" svg:height="0.662cm" svg:x="11.944cm" svg:y="4.107cm">
            <draw:text-box>
              <text:p text:style-name="P22"><text:span text:style-name="T7">y</text:span></text:p>
            </draw:text-box>
          </draw:frame>
          <draw:frame draw:style-name="gr7" draw:text-style-name="P23" draw:layer="layout" svg:width="0.33cm" svg:height="0.662cm" svg:x="12.455cm" svg:y="3.605cm">
            <draw:text-box>
              <text:p text:style-name="P22"><text:span text:style-name="T7">x</text:span></text:p>
            </draw:text-box>
          </draw:frame>
          <draw:line draw:style-name="gr39" draw:text-style-name="P1" draw:layer="layout" svg:x1="11.952cm" svg:y1="3.908cm" svg:x2="12.344cm" svg:y2="3.672cm">
            <text:p/>
          </draw:line>
          <draw:frame draw:style-name="gr7" draw:text-style-name="P23" draw:layer="layout" svg:width="0.33cm" svg:height="0.662cm" svg:x="11.944cm" svg:y="3.108cm">
            <draw:text-box>
              <text:p text:style-name="P22"><text:span text:style-name="T7">z</text:span></text:p>
            </draw:text-box>
          </draw:frame>
        </draw:g>
        <draw:line draw:style-name="gr3" draw:text-style-name="P1" draw:layer="layout" svg:x1="13.68cm" svg:y1="5.99cm" svg:x2="14.5cm" svg:y2="5.98cm">
          <text:p text:style-name="P3"><text:span text:style-name="T1"/></text:p>
          <text:p text:style-name="P3"><text:span text:style-name="T2"/></text:p>
        </draw:line>
        <draw:custom-shape draw:style-name="gr42" draw:text-style-name="P25" draw:layer="layout" svg:width="1.587cm" svg:height="1.587cm" svg:x="13.69cm" svg:y="5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33cm" svg:height="0.662cm" svg:x="14.08cm" svg:y="5.302cm">
          <draw:text-box>
            <text:p><text:span text:style-name="T1">R</text:span></text:p>
          </draw:text-box>
        </draw:frame>
        <draw:line draw:style-name="gr3" draw:text-style-name="P1" draw:layer="layout" svg:x1="13.15cm" svg:y1="6.84cm" svg:x2="13.774cm" svg:y2="6.36cm">
          <text:p text:style-name="P3"><text:span text:style-name="T1"/></text:p>
          <text:p text:style-name="P3"><text:span text:style-name="T2"/></text:p>
        </draw:line>
        <draw:frame draw:style-name="gr5" draw:text-style-name="P5" draw:layer="layout" svg:width="0.33cm" svg:height="0.662cm" svg:x="13.24cm" svg:y="5.928cm">
          <draw:text-box>
            <text:p><text:span text:style-name="T1">h</text:span></text:p>
          </draw:text-box>
        </draw:frame>
        <draw:line draw:style-name="gr43" draw:text-style-name="P1" draw:layer="layout" svg:x1="19.996cm" svg:y1="4.2cm" svg:x2="19.996cm" svg:y2="8.63cm">
          <text:p/>
        </draw:line>
        <draw:g>
          <draw:line draw:style-name="gr39" draw:text-style-name="P1" draw:layer="layout" svg:x1="18.86cm" svg:y1="3.904cm" svg:x2="18.862cm" svg:y2="4.288cm">
            <text:p/>
          </draw:line>
          <draw:line draw:style-name="gr39" draw:text-style-name="P1" draw:layer="layout" svg:x1="18.858cm" svg:y1="3.898cm" svg:x2="19.334cm" svg:y2="3.898cm">
            <text:p/>
          </draw:line>
          <draw:frame draw:style-name="gr7" draw:text-style-name="P23" draw:layer="layout" svg:width="0.33cm" svg:height="0.662cm" svg:x="18.844cm" svg:y="4.107cm">
            <draw:text-box>
              <text:p text:style-name="P22"><text:span text:style-name="T7">z</text:span></text:p>
            </draw:text-box>
          </draw:frame>
          <draw:frame draw:style-name="gr7" draw:text-style-name="P23" draw:layer="layout" svg:width="0.33cm" svg:height="0.662cm" svg:x="19.355cm" svg:y="3.605cm">
            <draw:text-box>
              <text:p text:style-name="P22"><text:span text:style-name="T7">y</text:span></text:p>
            </draw:text-box>
          </draw:frame>
          <draw:line draw:style-name="gr39" draw:text-style-name="P1" draw:layer="layout" svg:x1="18.852cm" svg:y1="3.908cm" svg:x2="19.244cm" svg:y2="3.672cm">
            <text:p/>
          </draw:line>
          <draw:frame draw:style-name="gr7" draw:text-style-name="P23" draw:layer="layout" svg:width="0.33cm" svg:height="0.662cm" svg:x="18.844cm" svg:y="3.108cm">
            <draw:text-box>
              <text:p text:style-name="P22"><text:span text:style-name="T7">x</text:span></text:p>
            </draw:text-box>
          </draw:frame>
        </draw:g>
        <draw:custom-shape draw:style-name="gr44" draw:text-style-name="P26" draw:layer="layout" svg:width="0.157cm" svg:height="0.17cm" draw:transform="rotate (-3.14159265358979) translate (20.074cm 8.8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5" draw:text-style-name="P1" draw:layer="layout" svg:x1="20.397cm" svg:y1="3.76cm" svg:x2="20.397cm" svg:y2="8.19cm">
          <text:p/>
        </draw:line>
        <draw:custom-shape draw:style-name="gr46" draw:text-style-name="P27" draw:layer="layout" svg:width="0.157cm" svg:height="0.17cm" draw:transform="rotate (-3.14159265358979) translate (20.475cm 8.36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7" draw:text-style-name="P1" draw:layer="layout" svg:x1="20.798cm" svg:y1="3.32cm" svg:x2="20.798cm" svg:y2="7.75cm">
          <text:p/>
        </draw:line>
        <draw:custom-shape draw:style-name="gr48" draw:text-style-name="P28" draw:layer="layout" svg:width="0.157cm" svg:height="0.17cm" draw:transform="rotate (-3.14159265358979) translate (20.876cm 7.92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9" draw:text-style-name="P1" draw:layer="layout" svg:x1="21.199cm" svg:y1="2.88cm" svg:x2="21.199cm" svg:y2="7.31cm">
          <text:p/>
        </draw:line>
        <draw:custom-shape draw:style-name="gr50" draw:text-style-name="P29" draw:layer="layout" svg:width="0.157cm" svg:height="0.17cm" draw:transform="rotate (-3.14159265358979) translate (21.277cm 7.48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26" draw:layer="layout" svg:width="0.157cm" svg:height="0.17cm" draw:transform="rotate (-3.14159265358979) translate (21.074cm 8.76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27" draw:layer="layout" svg:width="0.157cm" svg:height="0.17cm" draw:transform="rotate (-3.14159265358979) translate (21.475cm 8.32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7" draw:text-style-name="P1" draw:layer="layout" svg:x1="21.798cm" svg:y1="3.28cm" svg:x2="21.798cm" svg:y2="7.71cm">
          <text:p/>
        </draw:line>
        <draw:custom-shape draw:style-name="gr48" draw:text-style-name="P28" draw:layer="layout" svg:width="0.157cm" svg:height="0.17cm" draw:transform="rotate (-3.14159265358979) translate (21.876cm 7.88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9" draw:text-style-name="P1" draw:layer="layout" svg:x1="22.199cm" svg:y1="2.84cm" svg:x2="22.199cm" svg:y2="7.27cm">
          <text:p/>
        </draw:line>
        <draw:custom-shape draw:style-name="gr50" draw:text-style-name="P29" draw:layer="layout" svg:width="0.157cm" svg:height="0.17cm" draw:transform="rotate (-3.14159265358979) translate (22.277cm 7.44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26" draw:layer="layout" svg:width="0.157cm" svg:height="0.17cm" draw:transform="rotate (-3.14159265358979) translate (22.074cm 8.72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27" draw:layer="layout" svg:width="0.157cm" svg:height="0.17cm" draw:transform="rotate (-3.14159265358979) translate (22.475cm 8.28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7" draw:text-style-name="P1" draw:layer="layout" svg:x1="22.798cm" svg:y1="3.24cm" svg:x2="22.798cm" svg:y2="7.67cm">
          <text:p/>
        </draw:line>
        <draw:custom-shape draw:style-name="gr48" draw:text-style-name="P28" draw:layer="layout" svg:width="0.157cm" svg:height="0.17cm" draw:transform="rotate (-3.14159265358979) translate (22.876cm 7.84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9" draw:text-style-name="P1" draw:layer="layout" svg:x1="23.199cm" svg:y1="2.8cm" svg:x2="23.199cm" svg:y2="7.23cm">
          <text:p/>
        </draw:line>
        <draw:custom-shape draw:style-name="gr50" draw:text-style-name="P29" draw:layer="layout" svg:width="0.157cm" svg:height="0.17cm" draw:transform="rotate (-3.14159265358979) translate (23.277cm 7.4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3d:scene draw:style-name="gr51" svg:width="1.555cm" svg:height="1.781cm" svg:x="20.71cm" svg:y="5.29cm" dr3d:transform="matrix (0.238086077232917 -0.477777959519671 0.845602294950209 -0.116468551981213 0.850311052022923 0.513231128447087 -0.964235498323538 -0.220679260930632 0.146801115690137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2" draw:layer="layout"/>
        </dr3d:scene>
        <draw:line draw:style-name="gr43" draw:text-style-name="P1" draw:layer="layout" svg:x1="20.996cm" svg:y1="4.16cm" svg:x2="20.996cm" svg:y2="8.59cm">
          <text:p/>
        </draw:line>
        <draw:line draw:style-name="gr45" draw:text-style-name="P1" draw:layer="layout" svg:x1="21.397cm" svg:y1="3.72cm" svg:x2="21.397cm" svg:y2="8.15cm">
          <text:p/>
        </draw:line>
        <draw:line draw:style-name="gr43" draw:text-style-name="P1" draw:layer="layout" svg:x1="21.996cm" svg:y1="4.12cm" svg:x2="21.996cm" svg:y2="8.55cm">
          <text:p/>
        </draw:line>
        <draw:line draw:style-name="gr45" draw:text-style-name="P1" draw:layer="layout" svg:x1="22.397cm" svg:y1="3.68cm" svg:x2="22.397cm" svg:y2="8.11cm">
          <text:p/>
        </draw:line>
        <draw:line draw:style-name="gr3" draw:text-style-name="P1" draw:layer="layout" svg:x1="21.47cm" svg:y1="6.15cm" svg:x2="21.77cm" svg:y2="6.61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62cm" svg:x="21.58cm" svg:y="5.902cm">
          <draw:text-box>
            <text:p><text:span text:style-name="T1">R</text:span></text:p>
          </draw:text-box>
        </draw:frame>
        <draw:custom-shape draw:style-name="gr53" draw:text-style-name="P2" draw:layer="layout" svg:width="0.07cm" svg:height="0.07cm" svg:x="19.96cm" svg:y="8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1cm" svg:y="8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1cm" svg:y="7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2cm" svg:y="7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2cm" svg:y="6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3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3cm" svg:y="6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4cm" svg:y="5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4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5cm" svg:y="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6cm" svg:y="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1cm" svg:y="8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2cm" svg:y="8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2cm" svg:y="7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3cm" svg:y="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3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4cm" svg:y="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4cm" svg:y="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5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5cm" svg:y="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6cm" svg:y="4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7cm" svg:y="4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2cm" svg:y="8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3cm" svg:y="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3cm" svg:y="7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4cm" svg:y="7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4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5cm" svg:y="6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5cm" svg:y="6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6cm" svg:y="5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6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7cm" svg:y="4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8cm" svg:y="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3cm" svg:y="8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4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4cm" svg:y="7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5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5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6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6cm" svg:y="5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7cm" svg:y="5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7cm" svg:y="4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8cm" svg:y="4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9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4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5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5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6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6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7cm" svg:y="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7cm" svg:y="5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8cm" svg:y="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8cm" svg:y="4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9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5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6cm" svg:y="6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6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7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7cm" svg:y="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8cm" svg:y="5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8cm" svg:y="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9cm" svg:y="4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9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71cm" svg:y="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7.15cm" svg:height="1.44cm" svg:x="6.513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draw:layer="layout" svg:width="7.15cm" svg:height="1.44cm" svg:x="6.514cm" svg:y="1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7.15cm" svg:height="1.44cm" svg:x="6.514cm" svg:y="11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6.51cm" svg:y1="13.32cm" svg:x2="6.513cm" svg:y2="15.404cm">
          <text:p/>
        </draw:line>
        <draw:line draw:style-name="gr60" draw:text-style-name="P1" draw:layer="layout" svg:x1="13.651cm" svg:y1="13.4cm" svg:x2="13.654cm" svg:y2="15.504cm">
          <text:p/>
        </draw:line>
        <draw:custom-shape draw:style-name="gr61" draw:text-style-name="P32" draw:layer="layout" svg:width="7.15cm" svg:height="1.44cm" svg:x="6.515cm" svg:y="12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703cm" svg:y="15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9.45cm" svg:y="1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197cm" svg:y="1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945cm" svg:y="1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8.778cm" svg:y="15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526cm" svg:y="15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273cm" svg:y="15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1.02cm" svg:y="15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854cm" svg:y="15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601cm" svg:y="15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348cm" svg:y="15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11.095cm" svg:y="15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604cm" svg:y="15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9.351cm" svg:y="15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098cm" svg:y="15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846cm" svg:y="15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3" draw:layer="layout" svg:width="1.397cm" svg:height="0.346cm" svg:x="9.503cm" svg:y="14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43cm" svg:y1="15.35cm" svg:x2="9.43cm" svg:y2="15.026cm">
          <text:p text:style-name="P3"><text:span text:style-name="T4"/></text:p>
          <text:p text:style-name="P3"><text:span text:style-name="T4"/></text:p>
          <text:p text:style-name="P3"><text:span text:style-name="T2"/></text:p>
        </draw:line>
        <draw:frame draw:style-name="gr34" draw:text-style-name="P5" draw:layer="layout" svg:width="1.42cm" svg:height="0.72cm" svg:x="8.553cm" svg:y="15.104cm">
          <draw:text-box>
            <text:p><text:span text:style-name="T1">d/</text:span><text:span text:style-name="T1">2</text:span></text:p>
          </draw:text-box>
        </draw:frame>
        <draw:custom-shape draw:style-name="gr63" draw:text-style-name="P34" draw:layer="layout" svg:width="4.54cm" svg:height="0.77cm" svg:x="7.91cm" svg:y="14.33cm">
          <text:p/>
          <draw:enhanced-geometry svg:viewBox="0 0 21600 21600" draw:glue-points="?f6 0 10800 ?f8 ?f11 10800 ?f9 21600 10800 ?f10 ?f5 10800" draw:text-areas="?f3 ?f3 ?f4 ?f4" draw:type="parallelogram" draw:modifiers="2758.863686412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9cm" svg:y1="14.79cm" svg:x2="10.243cm" svg:y2="14.796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62cm" svg:x="10.393cm" svg:y="14.169cm">
          <draw:text-box>
            <text:p><text:span text:style-name="T1">R</text:span></text:p>
          </draw:text-box>
        </draw:frame>
        <draw:g>
          <draw:line draw:style-name="gr39" draw:text-style-name="P1" draw:layer="layout" svg:x1="5.56cm" svg:y1="11.704cm" svg:x2="5.562cm" svg:y2="12.088cm">
            <text:p/>
          </draw:line>
          <draw:line draw:style-name="gr39" draw:text-style-name="P1" draw:layer="layout" svg:x1="5.558cm" svg:y1="11.698cm" svg:x2="6.034cm" svg:y2="11.698cm">
            <text:p/>
          </draw:line>
          <draw:frame draw:style-name="gr7" draw:text-style-name="P23" draw:layer="layout" svg:width="0.33cm" svg:height="0.662cm" svg:x="5.544cm" svg:y="11.907cm">
            <draw:text-box>
              <text:p text:style-name="P22"><text:span text:style-name="T7">z</text:span></text:p>
            </draw:text-box>
          </draw:frame>
          <draw:frame draw:style-name="gr7" draw:text-style-name="P23" draw:layer="layout" svg:width="0.33cm" svg:height="0.662cm" svg:x="6.055cm" svg:y="11.405cm">
            <draw:text-box>
              <text:p text:style-name="P22"><text:span text:style-name="T7">y</text:span></text:p>
            </draw:text-box>
          </draw:frame>
          <draw:line draw:style-name="gr39" draw:text-style-name="P1" draw:layer="layout" svg:x1="5.552cm" svg:y1="11.708cm" svg:x2="5.944cm" svg:y2="11.472cm">
            <text:p/>
          </draw:line>
          <draw:frame draw:style-name="gr7" draw:text-style-name="P23" draw:layer="layout" svg:width="0.33cm" svg:height="0.662cm" svg:x="5.544cm" svg:y="10.908cm">
            <draw:text-box>
              <text:p text:style-name="P22"><text:span text:style-name="T7">x</text:span></text:p>
            </draw:text-box>
          </draw:frame>
        </draw:g>
        <draw:line draw:style-name="gr64" draw:text-style-name="P1" draw:layer="layout" svg:x1="6.51cm" svg:y1="12.39cm" svg:x2="6.511cm" svg:y2="13.28cm">
          <text:p/>
        </draw:line>
        <draw:line draw:style-name="gr65" draw:text-style-name="P1" draw:layer="layout" svg:x1="13.65cm" svg:y1="12.48cm" svg:x2="13.65cm" svg:y2="13.32cm">
          <text:p/>
        </draw:line>
        <draw:custom-shape draw:style-name="gr66" draw:text-style-name="P34" draw:layer="layout" svg:width="1.601cm" svg:height="0.491cm" draw:transform="rotate (0.923279174305) translate (11.494cm 15.606cm)">
          <text:p/>
          <draw:enhanced-geometry svg:viewBox="0 0 21600 21600" draw:glue-points="?f6 0 10800 ?f8 ?f11 10800 ?f9 21600 10800 ?f10 ?f5 10800" draw:text-areas="?f3 ?f3 ?f4 ?f4" draw:type="parallelogram" draw:modifiers="8548.314606741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" draw:text-style-name="P35" draw:layer="layout" svg:width="3.96cm" svg:height="0.83cm" svg:x="7.91cm" svg:y="1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7cm" svg:height="0.026cm" svg:x="11.645cm" svg:y="15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1.72cm" svg:y="15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11.795cm" svg:y="15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1.546cm" svg:y="15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5" draw:layer="layout" svg:width="1.63cm" svg:height="0.662cm" svg:x="6.83cm" svg:y="13.99cm">
          <draw:text-box>
            <text:p><text:span text:style-name="T1">Tissue</text:span></text:p>
          </draw:text-box>
        </draw:frame>
        <draw:frame draw:style-name="gr68" draw:text-style-name="P5" draw:layer="layout" svg:width="1.63cm" svg:height="0.662cm" svg:x="6.83cm" svg:y="15.09cm">
          <draw:text-box>
            <text:p><text:span text:style-name="T1">MEA</text:span></text:p>
          </draw:text-box>
        </draw:frame>
        <draw:frame draw:style-name="gr68" draw:text-style-name="P5" draw:layer="layout" svg:width="1.63cm" svg:height="0.662cm" svg:x="6.83cm" svg:y="12.99cm">
          <draw:text-box>
            <text:p><text:span text:style-name="T1">ACS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1" draw:display-name="Gradient 11" draw:style="ellipsoid" draw:cx="50%" draw:cy="50%" draw:start-color="#ffffff" draw:end-color="#ff0000" draw:start-intensity="100%" draw:end-intensity="100%" draw:angle="400" draw:border="10%"/>
    <draw:gradient draw:name="Gradient_20_13" draw:display-name="Gradient 13" draw:style="axial" draw:start-color="#ff0000" draw:end-color="#ffffff" draw:start-intensity="100%" draw:end-intensity="100%" draw:angle="0" draw:border="10%"/>
    <draw:gradient draw:name="Gradient_20_17" draw:display-name="Gradient 17" draw:style="radial" draw:cx="50%" draw:cy="50%" draw:start-color="#ffffff" draw:end-color="#ff3333" draw:start-intensity="100%" draw:end-intensity="100%" draw:border="0%"/>
    <draw:gradient draw:name="Gradient_20_19" draw:display-name="Gradient 19" draw:style="radial" draw:cx="50%" draw:cy="50%" draw:start-color="#ffffff" draw:end-color="#ff0000" draw:start-intensity="100%" draw:end-intensity="100%" draw:border="0%"/>
    <draw:gradient draw:name="Gradient_20_9" draw:display-name="Gradient 9" draw:style="axial" draw:start-color="#ff0000" draw:end-color="#ffffff" draw:start-intensity="100%" draw:end-intensity="100%" draw:angle="0" draw:border="0%"/>
    <draw:gradient draw:name="circular" draw:style="radial" draw:cx="50%" draw:cy="50%" draw:start-color="#ffffff" draw:end-color="#ff0000" draw:start-intensity="100%" draw:end-intensity="100%" draw:border="5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itanya Chintaluri</meta:initial-creator>
    <meta:creation-date>2018-08-10T09:55:09.367121741</meta:creation-date>
    <dc:date>2020-07-15T18:55:51.345213511</dc:date>
    <meta:editing-duration>PT7H6M43S</meta:editing-duration>
    <meta:editing-cycles>41</meta:editing-cycles>
    <meta:generator>LibreOffice/6.0.7.3$Linux_X86_64 LibreOffice_project/00m0$Build-3</meta:generator>
    <meta:document-statistic meta:object-count="652"/>
  </office:meta>
</office:document-meta>
</file>